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  <style:text-properties fo:color="#ce9178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paragraph-properties fo:margin-top="0in" fo:margin-bottom="0.1965in" style:contextual-spacing="false" style:line-height-at-least="0.198in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ce9178" loext:opacity="100%"/>
    </style:style>
    <style:style style:name="T9" style:family="text">
      <style:text-properties fo:color="#d16969" loext:opacity="100%"/>
    </style:style>
    <style:style style:name="T10" style:family="text">
      <style:text-properties fo:color="#d7ba7d" loext:opacity="100%"/>
    </style:style>
    <style:style style:name="T11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matplotlib</text:span>.<text:span text:style-name="T2">pyplot</text:span> <text:span text:style-name="T1">as</text:span> <text:span text:style-name="T2">plt</text:span></text:p>
      <text:p text:style-name="P1"><text:span text:style-name="T1">import</text:span> <text:span text:style-name="T2">hashlib</text:span></text:p>
      <text:p text:style-name="P1"><text:span text:style-name="T1">import</text:span> <text:span text:style-name="T2">os</text:span> </text:p>
      <text:p text:style-name="P1"><text:span text:style-name="T1">import</text:span> <text:span text:style-name="T2">psycopg2</text:span></text:p>
      <text:p text:style-name="P1"><text:span text:style-name="T1">import</text:span> <text:span text:style-name="T2">re</text:span></text:p>
      <text:p text:style-name="P1"><text:span text:style-name="T1">from</text:span> <text:span text:style-name="T2">functools</text:span> <text:span text:style-name="T1">import</text:span> <text:span text:style-name="T3">wraps</text:span></text:p>
      <text:p text:style-name="P1"><text:span text:style-name="T1">from</text:span> <text:span text:style-name="T2">flask</text:span> <text:span text:style-name="T1">import</text:span> <text:span text:style-name="T2">Flask</text:span>, <text:span text:style-name="T4">request</text:span>, <text:span text:style-name="T3">render_template</text:span>, <text:span text:style-name="T3">redirect</text:span>, <text:span text:style-name="T4">session</text:span>,<text:span text:style-name="T3">url_for</text:span>,<text:span text:style-name="T3">abort</text:span></text:p>
      <text:p text:style-name="P5"/>
      <text:p text:style-name="P1"><text:span text:style-name="T4">app</text:span> <text:span text:style-name="T5">=</text:span> <text:span text:style-name="T2">Flask</text:span>(<text:span text:style-name="T4">__name__</text:span>)</text:p>
      <text:p text:style-name="P1"><text:span text:style-name="T4">app</text:span>.<text:span text:style-name="T4">secret_key</text:span> <text:span text:style-name="T5">=</text:span> <text:span text:style-name="T2">os</text:span>.<text:span text:style-name="T3">urandom</text:span>(<text:span text:style-name="T6">24</text:span>)</text:p>
      <text:p text:style-name="P5"/>
      <text:p text:style-name="P3"># Database Connection</text:p>
      <text:p text:style-name="P1"><text:span text:style-name="T7">def</text:span> <text:span text:style-name="T3">get_db_connection</text:span>():</text:p>
      <text:p text:style-name="P1"><text:span text:style-name="T1">return</text:span> <text:span text:style-name="T2">psycopg2</text:span>.<text:span text:style-name="T3">connect</text:span>(</text:p>
      <text:p text:style-name="P1"><text:span text:style-name="T4">database</text:span><text:span text:style-name="T5">=</text:span><text:span text:style-name="T8">"credential"</text:span>,</text:p>
      <text:p text:style-name="P1"><text:span text:style-name="T4">user</text:span><text:span text:style-name="T5">=</text:span><text:span text:style-name="T8">"postgres"</text:span>,</text:p>
      <text:p text:style-name="P1"><text:span text:style-name="T4">password</text:span><text:span text:style-name="T5">=</text:span><text:span text:style-name="T8">"@hybesty123"</text:span>,</text:p>
      <text:p text:style-name="P1"><text:span text:style-name="T4">host</text:span><text:span text:style-name="T5">=</text:span><text:span text:style-name="T8">"127.0.0.1"</text:span>,</text:p>
      <text:p text:style-name="P1"><text:span text:style-name="T4">port</text:span><text:span text:style-name="T5">=</text:span><text:span text:style-name="T6">5432</text:span></text:p>
      <text:p text:style-name="P1">)</text:p>
      <text:p text:style-name="P5"/>
      <text:p text:style-name="P3"># Regular expressions</text:p>
      <text:p text:style-name="P1"><text:span text:style-name="T4">regex_email</text:span> <text:span text:style-name="T5">=</text:span> <text:span text:style-name="T2">re</text:span>.<text:span text:style-name="T3">compile</text:span>(<text:span text:style-name="T7">r</text:span><text:span text:style-name="T9">'^</text:span><text:span text:style-name="T8">[</text:span><text:span text:style-name="T9">a-zA-Z0-9._%+-</text:span><text:span text:style-name="T8">]</text:span><text:span text:style-name="T10">+</text:span><text:span text:style-name="T9">@gmail</text:span><text:span text:style-name="T10">\.</text:span><text:span text:style-name="T9">com$'</text:span>)</text:p>
      <text:p text:style-name="P1"><text:span text:style-name="T4">regex_pass</text:span> <text:span text:style-name="T5">=</text:span> <text:span text:style-name="T2">re</text:span>.<text:span text:style-name="T3">compile</text:span>(<text:span text:style-name="T7">r</text:span><text:span text:style-name="T9">'^</text:span><text:span text:style-name="T5">(?=</text:span><text:span text:style-name="T9">.</text:span><text:span text:style-name="T10">*</text:span><text:span text:style-name="T8">[</text:span><text:span text:style-name="T9">a-z</text:span><text:span text:style-name="T8">]</text:span><text:span text:style-name="T5">)(?=</text:span><text:span text:style-name="T9">.</text:span><text:span text:style-name="T10">*</text:span><text:span text:style-name="T8">[</text:span><text:span text:style-name="T9">A-Z</text:span><text:span text:style-name="T8">]</text:span><text:span text:style-name="T5">)(?=</text:span><text:span text:style-name="T9">.</text:span><text:span text:style-name="T10">*</text:span><text:span text:style-name="T9">\d</text:span><text:span text:style-name="T5">)(?=</text:span><text:span text:style-name="T9">.</text:span><text:span text:style-name="T10">*</text:span><text:span text:style-name="T8">[</text:span><text:span text:style-name="T9">@$!%*?&amp;</text:span><text:span text:style-name="T8">]</text:span><text:span text:style-name="T5">)</text:span><text:span text:style-name="T8">[</text:span><text:span text:style-name="T9">A-Za-z\d@$!%*?&amp;</text:span><text:span text:style-name="T8">]</text:span><text:span text:style-name="T10">{8,}</text:span><text:span text:style-name="T9">$'</text:span>)</text:p>
      <text:p text:style-name="P6"/>
      <text:p text:style-name="P3"># Hashing of password</text:p>
      <text:p text:style-name="P1"><text:span text:style-name="T7">def</text:span> <text:span text:style-name="T3">hash_password</text:span>(<text:span text:style-name="T4">password</text:span>):</text:p>
      <text:p text:style-name="P1"><text:span text:style-name="T1">return</text:span> <text:span text:style-name="T2">hashlib</text:span>.<text:span text:style-name="T3">sha256</text:span>(<text:span text:style-name="T4">password</text:span>.encode()).<text:span text:style-name="T3">hexdigest</text:span>()</text:p>
      <text:p text:style-name="P5"/>
      <text:p text:style-name="P1"><text:span text:style-name="T7">def</text:span> <text:span text:style-name="T3">verify_password</text:span>(<text:span text:style-name="T4">stored_password</text:span>, <text:span text:style-name="T4">provided_password</text:span>):</text:p>
      <text:p text:style-name="P1"><text:span text:style-name="T1">return</text:span> <text:span text:style-name="T4">stored_password</text:span> <text:span text:style-name="T5">==</text:span> <text:span text:style-name="T3">hash_password</text:span>(<text:span text:style-name="T4">provided_password</text:span>)</text:p>
      <text:p text:style-name="P5"/>
      <text:p text:style-name="P1"><text:span text:style-name="T3">@</text:span><text:span text:style-name="T4">app</text:span><text:span text:style-name="T3">.route</text:span>(<text:span text:style-name="T8">"/"</text:span>)</text:p>
      <text:p text:style-name="P1"><text:span text:style-name="T7">def</text:span> <text:span text:style-name="T3">root</text:span>():</text:p>
      <text:p text:style-name="P1"><text:span text:style-name="T4">email</text:span><text:span text:style-name="T5">=</text:span><text:span text:style-name="T8">'raj@gmail.com'</text:span> </text:p>
      <text:p text:style-name="P1"><text:span text:style-name="T4">password</text:span><text:span text:style-name="T5">=</text:span><text:span text:style-name="T8">'admin'</text:span></text:p>
      <text:p text:style-name="P1"><text:span text:style-name="T4">username</text:span><text:span text:style-name="T5">=</text:span><text:span text:style-name="T8">'raj'</text:span></text:p>
      <text:p text:style-name="P1"><text:span text:style-name="T4">hashed_password</text:span> <text:span text:style-name="T5">=</text:span> <text:span text:style-name="T3">hash_password</text:span>(<text:span text:style-name="T4">password</text:span>)</text:p>
      <text:p text:style-name="P5"/>
      <text:p text:style-name="P1"><text:span text:style-name="T1">try</text:span>:</text:p>
      <text:p text:style-name="P1"><text:span text:style-name="T1">with</text:span> <text:span text:style-name="T3">get_db_connection</text:span>() <text:span text:style-name="T1">as</text:span> <text:span text:style-name="T4">conn</text:span>:</text:p>
      <text:p text:style-name="P1"><text:span text:style-name="T1">with</text:span> <text:span text:style-name="T4">conn</text:span>.<text:span text:style-name="T3">cursor</text:span>() <text:span text:style-name="T1">as</text:span> <text:span text:style-name="T4">cursor</text:span>:</text:p>
      <text:p text:style-name="P1"><text:span text:style-name="T4">cursor</text:span>.<text:span text:style-name="T3">execute</text:span>(<text:span text:style-name="T8">"""</text:span></text:p>
      <text:p text:style-name="P4">CREATE TABLE IF NOT EXISTS LOGIN(</text:p>
      <text:p text:style-name="P4">USER_ID SERIAL PRIMARY KEY NOT NULL,</text:p>
      <text:p text:style-name="P4">USERNAME VARCHAR(20) NOT NULL,</text:p>
      <text:p text:style-name="P4">EMAIL VARCHAR(100) NOT NULL UNIQUE,</text:p>
      <text:p text:style-name="P4">PASSWORD VARCHAR(64) NOT NULL,</text:p>
      <text:p text:style-name="P4">ROLE VARCHAR(20) NOT NULL</text:p>
      <text:p text:style-name="P4"><text:soft-page-break/>);</text:p>
      <text:p text:style-name="P4">INSERT INTO LOGIN (username, password, email, role)</text:p>
      <text:p text:style-name="P1"><text:span text:style-name="T8">SELECT </text:span><text:span text:style-name="T7">%s</text:span><text:span text:style-name="T8">, </text:span><text:span text:style-name="T7">%s</text:span><text:span text:style-name="T8">, </text:span><text:span text:style-name="T7">%s</text:span><text:span text:style-name="T8">, </text:span><text:span text:style-name="T7">%s</text:span></text:p>
      <text:p text:style-name="P4">WHERE NOT EXISTS (</text:p>
      <text:p text:style-name="P1"><text:span text:style-name="T8">SELECT 1 FROM LOGIN WHERE email = </text:span><text:span text:style-name="T7">%s</text:span></text:p>
      <text:p text:style-name="P4">);</text:p>
      <text:p text:style-name="P1"><text:span text:style-name="T8">"""</text:span>, (<text:span text:style-name="T4">username</text:span>, <text:span text:style-name="T4">hashed_password</text:span>, <text:span text:style-name="T4">email</text:span>, <text:span text:style-name="T8">'admin'</text:span>, <text:span text:style-name="T4">email</text:span>)); </text:p>
      <text:p text:style-name="P1"><text:span text:style-name="T4">cursor</text:span>.<text:span text:style-name="T3">execute</text:span>(<text:span text:style-name="T8">"""</text:span></text:p>
      <text:p text:style-name="P4">CREATE TABLE IF NOT EXISTS Detail (</text:p>
      <text:p text:style-name="P4">Id_no SERIAL PRIMARY KEY NOT NULL,</text:p>
      <text:p text:style-name="P4">Certificate_no VARCHAR(20) NOT NULL,</text:p>
      <text:p text:style-name="P4">fullname VARCHAR(60) NOT NULL,</text:p>
      <text:p text:style-name="P4">mothername VARCHAR(60) NOT NULL,</text:p>
      <text:p text:style-name="P4">fathername VARCHAR(60) NOT NULL,</text:p>
      <text:p text:style-name="P4">grandfathername VARCHAR(60) NOT NULL,</text:p>
      <text:p text:style-name="P4">dob VARCHAR(20) NOT NULL,</text:p>
      <text:p text:style-name="P4">gender VARCHAR(10) NOT NULL,</text:p>
      <text:p text:style-name="P4">issueddate VARCHAR(20) NOT NULL,</text:p>
      <text:p text:style-name="P4">education VARCHAR(40) NOT NULL,</text:p>
      <text:p text:style-name="P4">employeed VARCHAR(40) NOT NULL,</text:p>
      <text:p text:style-name="P4">abroad VARCHAR(40) NOT NULL,</text:p>
      <text:p text:style-name="P4">reason_for_unemployment VARCHAR(100) DEFAULT '0',</text:p>
      <text:p text:style-name="P4">reason_for_uneducated VARCHAR(100) DEFAULT '0',</text:p>
      <text:p text:style-name="P4">reason_for_abroad VARCHAR(100) DEFAULT '0',</text:p>
      <text:p text:style-name="P4">USER_ID INT NOT NULL,</text:p>
      <text:p text:style-name="P4">FOREIGN KEY (USER_ID) REFERENCES LOGIN (USER_ID)</text:p>
      <text:p text:style-name="P4">);</text:p>
      <text:p text:style-name="P1"><text:span text:style-name="T8">"""</text:span>)</text:p>
      <text:p text:style-name="P1"><text:span text:style-name="T4">cursor</text:span>.<text:span text:style-name="T3">execute</text:span>(<text:span text:style-name="T8">"""</text:span></text:p>
      <text:p text:style-name="P4">CREATE TABLE IF NOT EXISTS message(</text:p>
      <text:p text:style-name="P4">subject varchar(250) not null,</text:p>
      <text:p text:style-name="P4">message varchar(250) not null,</text:p>
      <text:p text:style-name="P4">username varchar(250)not null, </text:p>
      <text:p text:style-name="P4">USER_ID INT NOT NULL,</text:p>
      <text:p text:style-name="P4">FOREIGN KEY (USER_ID) REFERENCES LOGIN (USER_ID)</text:p>
      <text:p text:style-name="P4">);</text:p>
      <text:p text:style-name="P1"><text:span text:style-name="T8">"""</text:span>)</text:p>
      <text:p text:style-name="P1"><text:span text:style-name="T4">cursor</text:span>.<text:span text:style-name="T3">execute</text:span>(<text:span text:style-name="T8">"""</text:span></text:p>
      <text:p text:style-name="P4">CREATE TABLE IF NOT EXISTS feedback(</text:p>
      <text:p text:style-name="P4">subject varchar(250) not null,</text:p>
      <text:p text:style-name="P4">feedback varchar(250) not null,</text:p>
      <text:p text:style-name="P4">username varchar(250)not null, </text:p>
      <text:p text:style-name="P4">USER_ID INT NOT NULL,</text:p>
      <text:p text:style-name="P4">FOREIGN KEY (USER_ID) REFERENCES LOGIN (USER_ID)</text:p>
      <text:p text:style-name="P4">);</text:p>
      <text:p text:style-name="P1"><text:span text:style-name="T8">"""</text:span>)</text:p>
      <text:p text:style-name="P1"><text:span text:style-name="T4">conn</text:span>.<text:span text:style-name="T3">commit</text:span>()</text:p>
      <text:p text:style-name="P1"><text:span text:style-name="T1">except</text:span> <text:span text:style-name="T2">Exception</text:span> <text:span text:style-name="T1">as</text:span> <text:span text:style-name="T4">e</text:span>:</text:p>
      <text:p text:style-name="P1"><text:span text:style-name="T1">return</text:span> <text:span text:style-name="T3">render_template</text:span>(<text:span text:style-name="T8">'error.html'</text:span>, <text:span text:style-name="T4">info</text:span><text:span text:style-name="T5">=</text:span><text:span text:style-name="T2">str</text:span>(<text:span text:style-name="T4">e</text:span>))</text:p>
      <text:p text:style-name="P1"><text:span text:style-name="T1">return</text:span> <text:span text:style-name="T3">render_template</text:span>(<text:span text:style-name="T8">"signin.html"</text:span>)</text:p>
      <text:p text:style-name="P6"/>
      <text:p text:style-name="P1"><text:soft-page-break/><text:span text:style-name="T3">@</text:span><text:span text:style-name="T4">app</text:span><text:span text:style-name="T3">.route</text:span>(<text:span text:style-name="T8">'/signup'</text:span>, <text:span text:style-name="T4">methods</text:span><text:span text:style-name="T5">=</text:span>[<text:span text:style-name="T8">'POST'</text:span>])</text:p>
      <text:p text:style-name="P1"><text:span text:style-name="T7">def</text:span> <text:span text:style-name="T3">register</text:span>():</text:p>
      <text:p text:style-name="P1"><text:span text:style-name="T1">try</text:span>:</text:p>
      <text:p text:style-name="P1"><text:span text:style-name="T4">username</text:span> <text:span text:style-name="T5">=</text:span> <text:span text:style-name="T4">request</text:span>.<text:span text:style-name="T4">form</text:span>.<text:span text:style-name="T3">get</text:span>(<text:span text:style-name="T8">'username'</text:span>)</text:p>
      <text:p text:style-name="P1"><text:span text:style-name="T4">email</text:span> <text:span text:style-name="T5">=</text:span> <text:span text:style-name="T4">request</text:span>.<text:span text:style-name="T4">form</text:span>.<text:span text:style-name="T3">get</text:span>(<text:span text:style-name="T8">'email'</text:span>)</text:p>
      <text:p text:style-name="P1"><text:span text:style-name="T4">password</text:span> <text:span text:style-name="T5">=</text:span> <text:span text:style-name="T4">request</text:span>.<text:span text:style-name="T4">form</text:span>.<text:span text:style-name="T3">get</text:span>(<text:span text:style-name="T8">'password'</text:span>)</text:p>
      <text:p text:style-name="P1"><text:span text:style-name="T4">confpass</text:span> <text:span text:style-name="T5">=</text:span> <text:span text:style-name="T4">request</text:span>.<text:span text:style-name="T4">form</text:span>.<text:span text:style-name="T3">get</text:span>(<text:span text:style-name="T8">'confirm_password'</text:span>)</text:p>
      <text:p text:style-name="P5"/>
      <text:p text:style-name="P1"><text:span text:style-name="T1">if</text:span> <text:span text:style-name="T7">not</text:span> (<text:span text:style-name="T4">username</text:span> <text:span text:style-name="T7">and</text:span> <text:span text:style-name="T4">email</text:span> <text:span text:style-name="T7">and</text:span> <text:span text:style-name="T4">password</text:span> <text:span text:style-name="T7">and</text:span> <text:span text:style-name="T4">confpass</text:span>):</text:p>
      <text:p text:style-name="P1"><text:span text:style-name="T1">raise</text:span> <text:span text:style-name="T2">ValueError</text:span>(<text:span text:style-name="T8">"All fields are required"</text:span>)</text:p>
      <text:p text:style-name="P5"/>
      <text:p text:style-name="P1"><text:span text:style-name="T1">if</text:span> <text:span text:style-name="T7">not</text:span> <text:span text:style-name="T2">re</text:span>.<text:span text:style-name="T3">match</text:span>(<text:span text:style-name="T4">regex_email</text:span>, <text:span text:style-name="T4">email</text:span>):</text:p>
      <text:p text:style-name="P1"><text:span text:style-name="T1">raise</text:span> <text:span text:style-name="T2">ValueError</text:span>(<text:span text:style-name="T8">"Invalid email address"</text:span>)</text:p>
      <text:p text:style-name="P5"/>
      <text:p text:style-name="P1"><text:span text:style-name="T1">if</text:span> <text:span text:style-name="T7">not</text:span> <text:span text:style-name="T2">re</text:span>.<text:span text:style-name="T3">match</text:span>(<text:span text:style-name="T4">regex_pass</text:span>, <text:span text:style-name="T4">password</text:span>):</text:p>
      <text:p text:style-name="P1"><text:span text:style-name="T1">raise</text:span> <text:span text:style-name="T2">ValueError</text:span>(<text:span text:style-name="T8">"Password must contain at least 1 uppercase, 1 lowercase, 1 digit, 1 special character, and be at least 8 characters long"</text:span>)</text:p>
      <text:p text:style-name="P5"/>
      <text:p text:style-name="P1"><text:span text:style-name="T1">if</text:span> <text:span text:style-name="T4">password</text:span> <text:span text:style-name="T5">!=</text:span> <text:span text:style-name="T4">confpass</text:span>:</text:p>
      <text:p text:style-name="P1"><text:span text:style-name="T1">raise</text:span> <text:span text:style-name="T2">ValueError</text:span>(<text:span text:style-name="T8">"Password and confirm password don't match"</text:span>)</text:p>
      <text:p text:style-name="P1"><text:span text:style-name="T4">hashed_password</text:span> <text:span text:style-name="T5">=</text:span> <text:span text:style-name="T3">hash_password</text:span>(<text:span text:style-name="T4">password</text:span>)</text:p>
      <text:p text:style-name="P1"><text:span text:style-name="T1">with</text:span> <text:span text:style-name="T3">get_db_connection</text:span>() <text:span text:style-name="T1">as</text:span> <text:span text:style-name="T4">conn</text:span>:</text:p>
      <text:p text:style-name="P1"><text:span text:style-name="T1">with</text:span> <text:span text:style-name="T4">conn</text:span>.<text:span text:style-name="T3">cursor</text:span>() <text:span text:style-name="T1">as</text:span> <text:span text:style-name="T4">cursor</text:span>:</text:p>
      <text:p text:style-name="P1"><text:span text:style-name="T4">cursor</text:span>.<text:span text:style-name="T3">execute</text:span>(<text:span text:style-name="T8">"SELECT * FROM LOGIN WHERE EMAIL = </text:span><text:span text:style-name="T7">%s</text:span><text:span text:style-name="T8">"</text:span>, (<text:span text:style-name="T4">email</text:span>,))</text:p>
      <text:p text:style-name="P1"><text:span text:style-name="T1">if</text:span> <text:span text:style-name="T4">cursor</text:span>.<text:span text:style-name="T3">fetchone</text:span>():</text:p>
      <text:p text:style-name="P1"><text:span text:style-name="T1">raise</text:span> <text:span text:style-name="T2">ValueError</text:span>(<text:span text:style-name="T8">"Email already registered"</text:span>)</text:p>
      <text:p text:style-name="P1"><text:span text:style-name="T4">cursor</text:span>.<text:span text:style-name="T3">execute</text:span>(<text:span text:style-name="T8">"INSERT INTO LOGIN(USERNAME, EMAIL, PASSWORD,Role) VALUES (</text:span><text:span text:style-name="T7">%s</text:span><text:span text:style-name="T8">, </text:span><text:span text:style-name="T7">%s</text:span><text:span text:style-name="T8">, </text:span><text:span text:style-name="T7">%s</text:span><text:span text:style-name="T8">,</text:span><text:span text:style-name="T7">%s</text:span><text:span text:style-name="T8">)"</text:span>, (<text:span text:style-name="T4">username</text:span>, <text:span text:style-name="T4">email</text:span>, <text:span text:style-name="T4">hashed_password</text:span>,<text:span text:style-name="T8">'user'</text:span>))</text:p>
      <text:p text:style-name="P1"><text:span text:style-name="T4">conn</text:span>.<text:span text:style-name="T3">commit</text:span>()</text:p>
      <text:p text:style-name="P1"><text:span text:style-name="T1">return</text:span> <text:span text:style-name="T3">render_template</text:span>(<text:span text:style-name="T8">'signin.html'</text:span>)</text:p>
      <text:p text:style-name="P1"><text:span text:style-name="T1">except</text:span> <text:span text:style-name="T2">Exception</text:span> <text:span text:style-name="T1">as</text:span> <text:span text:style-name="T4">e</text:span>:</text:p>
      <text:p text:style-name="P1"><text:span text:style-name="T1">return</text:span> <text:span text:style-name="T3">render_template</text:span>(<text:span text:style-name="T8">'signin.html'</text:span>, <text:span text:style-name="T4">info</text:span><text:span text:style-name="T5">=</text:span><text:span text:style-name="T2">str</text:span>(<text:span text:style-name="T4">e</text:span>)) </text:p>
      <text:p text:style-name="P1"><text:span text:style-name="T3">@</text:span><text:span text:style-name="T4">app</text:span><text:span text:style-name="T3">.route</text:span>(<text:span text:style-name="T8">'/signin'</text:span>, <text:span text:style-name="T4">methods</text:span><text:span text:style-name="T5">=</text:span>[<text:span text:style-name="T8">'POST'</text:span>])</text:p>
      <text:p text:style-name="P1"><text:span text:style-name="T7">def</text:span> <text:span text:style-name="T3">login</text:span>():</text:p>
      <text:p text:style-name="P5"/>
      <text:p text:style-name="P1"><text:span text:style-name="T4">email</text:span> <text:span text:style-name="T5">=</text:span> <text:span text:style-name="T4">request</text:span>.<text:span text:style-name="T4">form</text:span>.<text:span text:style-name="T3">get</text:span>(<text:span text:style-name="T8">'email'</text:span>)</text:p>
      <text:p text:style-name="P1"><text:span text:style-name="T4">password</text:span> <text:span text:style-name="T5">=</text:span> <text:span text:style-name="T4">request</text:span>.<text:span text:style-name="T4">form</text:span>.<text:span text:style-name="T3">get</text:span>(<text:span text:style-name="T8">'password'</text:span>)</text:p>
      <text:p text:style-name="P1"><text:span text:style-name="T1">try</text:span>:</text:p>
      <text:p text:style-name="P1"><text:span text:style-name="T1">with</text:span> <text:span text:style-name="T3">get_db_connection</text:span>() <text:span text:style-name="T1">as</text:span> <text:span text:style-name="T4">conn</text:span>:</text:p>
      <text:p text:style-name="P1"><text:span text:style-name="T1">with</text:span> <text:span text:style-name="T4">conn</text:span>.<text:span text:style-name="T3">cursor</text:span>() <text:span text:style-name="T1">as</text:span> <text:span text:style-name="T4">cursor</text:span>:</text:p>
      <text:p text:style-name="P1"><text:span text:style-name="T4">cursor</text:span>.<text:span text:style-name="T3">execute</text:span>(<text:span text:style-name="T8">"SELECT * FROM LOGIN WHERE EMAIL = </text:span><text:span text:style-name="T7">%s</text:span><text:span text:style-name="T8">"</text:span>, (<text:span text:style-name="T4">email</text:span>,))</text:p>
      <text:p text:style-name="P1"><text:span text:style-name="T4">user</text:span> <text:span text:style-name="T5">=</text:span> <text:span text:style-name="T4">cursor</text:span>.<text:span text:style-name="T3">fetchone</text:span>()</text:p>
      <text:p text:style-name="P5"/>
      <text:p text:style-name="P1"><text:span text:style-name="T1">if</text:span> <text:span text:style-name="T4">user</text:span> <text:span text:style-name="T7">and</text:span> <text:span text:style-name="T3">verify_password</text:span>(<text:span text:style-name="T4">user</text:span>[<text:span text:style-name="T6">3</text:span>], <text:span text:style-name="T4">password</text:span>):</text:p>
      <text:p text:style-name="P1"><text:span text:style-name="T4">session</text:span>[<text:span text:style-name="T8">'user_id'</text:span>] <text:span text:style-name="T5">=</text:span> <text:span text:style-name="T4">user</text:span>[<text:span text:style-name="T6">0</text:span>]</text:p>
      <text:p text:style-name="P1"><text:span text:style-name="T4">session</text:span>[<text:span text:style-name="T8">'role'</text:span>] <text:span text:style-name="T5">=</text:span> <text:span text:style-name="T4">user</text:span>[<text:span text:style-name="T6">4</text:span>]</text:p>
      <text:p text:style-name="P1"><text:span text:style-name="T4">session</text:span>[<text:span text:style-name="T8">'username'</text:span>]<text:span text:style-name="T5">=</text:span><text:span text:style-name="T4">user</text:span>[<text:span text:style-name="T6">1</text:span>]</text:p>
      <text:p text:style-name="P1"><text:span text:style-name="T1">return</text:span> <text:span text:style-name="T3">redirect</text:span>(<text:span text:style-name="T8">'/home'</text:span>)</text:p>
      <text:p text:style-name="P1"><text:span text:style-name="T1">except</text:span> <text:span text:style-name="T2">Exception</text:span> <text:span text:style-name="T1">as</text:span> <text:span text:style-name="T4">e</text:span>:</text:p>
      <text:p text:style-name="P1"><text:span text:style-name="T1">return</text:span> <text:span text:style-name="T3">render_template</text:span>(<text:span text:style-name="T8">'signin.html'</text:span>, <text:span text:style-name="T4">info</text:span><text:span text:style-name="T5">=</text:span><text:span text:style-name="T8">"Error occurred during login process"</text:span>)</text:p>
      <text:p text:style-name="P5"/>
      <text:p text:style-name="P1"><text:soft-page-break/><text:span text:style-name="T1">return</text:span> <text:span text:style-name="T3">render_template</text:span>(<text:span text:style-name="T8">'signin.html'</text:span>, <text:span text:style-name="T4">info</text:span><text:span text:style-name="T5">=</text:span><text:span text:style-name="T8">"Invalid email or password"</text:span>)</text:p>
      <text:p text:style-name="P6"/>
      <text:p text:style-name="P1"><text:span text:style-name="T7">def</text:span> <text:span text:style-name="T3">generate_certificate_number</text:span>(<text:span text:style-name="T4">prefix</text:span><text:span text:style-name="T5">=</text:span><text:span text:style-name="T8">"DRF-"</text:span>):</text:p>
      <text:p text:style-name="P1"><text:span text:style-name="T1">try</text:span>:</text:p>
      <text:p text:style-name="P1"><text:span text:style-name="T1">with</text:span> <text:span text:style-name="T3">get_db_connection</text:span>() <text:span text:style-name="T1">as</text:span> <text:span text:style-name="T4">conn</text:span>:</text:p>
      <text:p text:style-name="P1"><text:span text:style-name="T1">with</text:span> <text:span text:style-name="T4">conn</text:span>.<text:span text:style-name="T3">cursor</text:span>() <text:span text:style-name="T1">as</text:span> <text:span text:style-name="T4">cursor</text:span>:</text:p>
      <text:p text:style-name="P1"><text:span text:style-name="T4">cursor</text:span>.<text:span text:style-name="T3">execute</text:span>(<text:span text:style-name="T8">"SELECT MAX(Certificate_no) FROM detail"</text:span>)</text:p>
      <text:p text:style-name="P1"><text:span text:style-name="T4">max_certificate_number</text:span> <text:span text:style-name="T5">=</text:span> <text:span text:style-name="T4">cursor</text:span>.<text:span text:style-name="T3">fetchone</text:span>()[<text:span text:style-name="T6">0</text:span>]</text:p>
      <text:p text:style-name="P1"><text:span text:style-name="T1">if</text:span> <text:span text:style-name="T4">max_certificate_number</text:span> <text:span text:style-name="T7">is</text:span> <text:span text:style-name="T7">None</text:span>:</text:p>
      <text:p text:style-name="P1"><text:span text:style-name="T1">return</text:span> <text:span text:style-name="T4">prefix</text:span> <text:span text:style-name="T5">+</text:span> <text:span text:style-name="T8">"1"</text:span></text:p>
      <text:p text:style-name="P1"><text:span text:style-name="T1">else</text:span>:</text:p>
      <text:p text:style-name="P1"><text:span text:style-name="T4">numeric_part</text:span> <text:span text:style-name="T5">=</text:span> <text:span text:style-name="T2">int</text:span>(<text:span text:style-name="T4">max_certificate_number</text:span>.split(<text:span text:style-name="T8">"-"</text:span>)[<text:span text:style-name="T5">-</text:span><text:span text:style-name="T6">1</text:span>])</text:p>
      <text:p text:style-name="P1"><text:span text:style-name="T4">new_certificate_no</text:span> <text:span text:style-name="T5">=</text:span> <text:span text:style-name="T4">numeric_part</text:span> <text:span text:style-name="T5">+</text:span> <text:span text:style-name="T6">1</text:span></text:p>
      <text:p text:style-name="P1"><text:span text:style-name="T1">return</text:span> <text:span text:style-name="T7">f</text:span><text:span text:style-name="T8">"</text:span><text:span text:style-name="T7">{</text:span><text:span text:style-name="T4">prefix</text:span><text:span text:style-name="T7">}{</text:span><text:span text:style-name="T4">new_certificate_no</text:span><text:span text:style-name="T7">}</text:span><text:span text:style-name="T8">"</text:span></text:p>
      <text:p text:style-name="P1"><text:span text:style-name="T1">except</text:span> <text:span text:style-name="T2">Exception</text:span> <text:span text:style-name="T1">as</text:span> <text:span text:style-name="T4">e</text:span>:</text:p>
      <text:p text:style-name="P1"><text:span text:style-name="T1">raise</text:span> <text:span text:style-name="T4">e</text:span></text:p>
      <text:p text:style-name="P5"/>
      <text:p text:style-name="P1"><text:span text:style-name="T3">@</text:span><text:span text:style-name="T4">app</text:span><text:span text:style-name="T3">.route</text:span>(<text:span text:style-name="T8">'/search'</text:span>, <text:span text:style-name="T4">methods</text:span><text:span text:style-name="T5">=</text:span>[<text:span text:style-name="T8">'GET'</text:span>])</text:p>
      <text:p text:style-name="P1"><text:span text:style-name="T7">def</text:span> <text:span text:style-name="T3">search</text:span>():</text:p>
      <text:p text:style-name="P1"><text:span text:style-name="T1">if</text:span> <text:span text:style-name="T8">'role'</text:span> <text:span text:style-name="T3">not</text:span> <text:span text:style-name="T7">in</text:span> <text:span text:style-name="T4">session</text:span>:</text:p>
      <text:p text:style-name="P1"><text:span text:style-name="T1">return</text:span> <text:span text:style-name="T3">redirect</text:span>(<text:span text:style-name="T3">url_for</text:span>(<text:span text:style-name="T8">'signin'</text:span>))</text:p>
      <text:p text:style-name="P1"><text:span text:style-name="T1">try</text:span>:</text:p>
      <text:p text:style-name="P1"><text:span text:style-name="T4">query</text:span> <text:span text:style-name="T5">=</text:span> <text:span text:style-name="T4">request</text:span>.<text:span text:style-name="T4">args</text:span>.<text:span text:style-name="T3">get</text:span>(<text:span text:style-name="T8">'query'</text:span>)</text:p>
      <text:p text:style-name="P1"><text:span text:style-name="T1">if</text:span> <text:span text:style-name="T4">query</text:span> <text:span text:style-name="T7">is</text:span> <text:span text:style-name="T7">None</text:span>:</text:p>
      <text:p text:style-name="P1"><text:span text:style-name="T1">return</text:span> <text:span text:style-name="T3">render_template</text:span>(<text:span text:style-name="T8">"error.html"</text:span>, <text:span text:style-name="T4">info</text:span><text:span text:style-name="T5">=</text:span><text:span text:style-name="T8">"No search query provided."</text:span>)</text:p>
      <text:p text:style-name="P5"/>
      <text:p text:style-name="P1"><text:span text:style-name="T4">wildcard_query</text:span> <text:span text:style-name="T5">=</text:span> <text:span text:style-name="T7">f</text:span><text:span text:style-name="T8">"%</text:span><text:span text:style-name="T7">{</text:span><text:span text:style-name="T4">query</text:span>.<text:span text:style-name="T3">lower</text:span>()<text:span text:style-name="T7">}</text:span><text:span text:style-name="T8">%"</text:span></text:p>
      <text:p text:style-name="P5"/>
      <text:p text:style-name="P1"><text:span text:style-name="T1">with</text:span> <text:span text:style-name="T3">get_db_connection</text:span>() <text:span text:style-name="T1">as</text:span> <text:span text:style-name="T4">conn</text:span>:</text:p>
      <text:p text:style-name="P1"><text:span text:style-name="T1">with</text:span> <text:span text:style-name="T4">conn</text:span>.<text:span text:style-name="T3">cursor</text:span>() <text:span text:style-name="T1">as</text:span> <text:span text:style-name="T4">cursor</text:span>:</text:p>
      <text:p text:style-name="P3"># Corrected SQL query with matching parameter count</text:p>
      <text:p text:style-name="P1"><text:span text:style-name="T4">cursor</text:span>.<text:span text:style-name="T3">execute</text:span>(<text:span text:style-name="T8">"""</text:span></text:p>
      <text:p text:style-name="P4">SELECT id_no, fullname, gender, issueddate, employeed, education, abroad</text:p>
      <text:p text:style-name="P4">FROM Detail</text:p>
      <text:p text:style-name="P1"><text:span text:style-name="T8">WHERE lower(fullname) LIKE </text:span><text:span text:style-name="T7">%s</text:span></text:p>
      <text:p text:style-name="P1"><text:span text:style-name="T8">OR lower(education) LIKE </text:span><text:span text:style-name="T7">%s</text:span></text:p>
      <text:p text:style-name="P1"><text:span text:style-name="T8">OR lower(abroad) LIKE </text:span><text:span text:style-name="T7">%s</text:span></text:p>
      <text:p text:style-name="P1"><text:span text:style-name="T8">OR lower(employeed) = </text:span><text:span text:style-name="T7">%s</text:span></text:p>
      <text:p text:style-name="P1"><text:span text:style-name="T8">OR lower(gender) = </text:span><text:span text:style-name="T7">%s</text:span></text:p>
      <text:p text:style-name="P1"><text:span text:style-name="T8">"""</text:span>, (<text:span text:style-name="T4">wildcard_query</text:span>, <text:span text:style-name="T4">wildcard_query</text:span>, <text:span text:style-name="T4">wildcard_query</text:span>, <text:span text:style-name="T4">query</text:span>.<text:span text:style-name="T3">lower</text:span>(), <text:span text:style-name="T4">query</text:span>.<text:span text:style-name="T3">lower</text:span>()))</text:p>
      <text:p text:style-name="P1"><text:span text:style-name="T4">data</text:span> <text:span text:style-name="T5">=</text:span> <text:span text:style-name="T4">cursor</text:span>.<text:span text:style-name="T3">fetchall</text:span>()</text:p>
      <text:p text:style-name="P5"/>
      <text:p text:style-name="P3"># Corrected count query to match the search criteria</text:p>
      <text:p text:style-name="P1"><text:span text:style-name="T4">cursor</text:span>.<text:span text:style-name="T3">execute</text:span>(<text:span text:style-name="T8">"""</text:span></text:p>
      <text:p text:style-name="P4">SELECT COUNT(*)</text:p>
      <text:p text:style-name="P4">FROM Detail</text:p>
      <text:p text:style-name="P1"><text:span text:style-name="T8">WHERE lower(fullname) LIKE </text:span><text:span text:style-name="T7">%s</text:span></text:p>
      <text:p text:style-name="P1"><text:span text:style-name="T8">OR lower(education) LIKE </text:span><text:span text:style-name="T7">%s</text:span></text:p>
      <text:p text:style-name="P1"><text:span text:style-name="T8">OR lower(abroad) LIKE </text:span><text:span text:style-name="T7">%s</text:span></text:p>
      <text:p text:style-name="P1"><text:span text:style-name="T8">OR lower(employeed) = </text:span><text:span text:style-name="T7">%s</text:span></text:p>
      <text:p text:style-name="P1"><text:soft-page-break/><text:span text:style-name="T8">OR lower(gender) = </text:span><text:span text:style-name="T7">%s</text:span></text:p>
      <text:p text:style-name="P1"><text:span text:style-name="T8">"""</text:span>, (<text:span text:style-name="T4">wildcard_query</text:span>, <text:span text:style-name="T4">wildcard_query</text:span>, <text:span text:style-name="T4">wildcard_query</text:span>, <text:span text:style-name="T4">query</text:span>.<text:span text:style-name="T3">lower</text:span>(), <text:span text:style-name="T4">query</text:span>.<text:span text:style-name="T3">lower</text:span>()))</text:p>
      <text:p text:style-name="P1"><text:span text:style-name="T4">total</text:span> <text:span text:style-name="T5">=</text:span> <text:span text:style-name="T4">cursor</text:span>.<text:span text:style-name="T3">fetchone</text:span>()[<text:span text:style-name="T6">0</text:span>]</text:p>
      <text:p text:style-name="P5"/>
      <text:p text:style-name="P1"><text:span text:style-name="T1">if</text:span> <text:span text:style-name="T4">data</text:span>:</text:p>
      <text:p text:style-name="P1"><text:span text:style-name="T1">if</text:span> <text:span text:style-name="T4">session</text:span>[<text:span text:style-name="T8">'role'</text:span>] <text:span text:style-name="T5">==</text:span> <text:span text:style-name="T8">'admin'</text:span>:</text:p>
      <text:p text:style-name="P1"><text:span text:style-name="T1">return</text:span> <text:span text:style-name="T3">render_template</text:span>(<text:span text:style-name="T8">'admin.html'</text:span>, <text:span text:style-name="T4">items</text:span><text:span text:style-name="T5">=</text:span><text:span text:style-name="T4">data</text:span>, <text:span text:style-name="T4">total</text:span><text:span text:style-name="T5">=</text:span><text:span text:style-name="T4">total</text:span>)</text:p>
      <text:p text:style-name="P1"><text:span text:style-name="T1">elif</text:span> <text:span text:style-name="T4">session</text:span>[<text:span text:style-name="T8">'role'</text:span>] <text:span text:style-name="T5">==</text:span> <text:span text:style-name="T8">'user'</text:span>:</text:p>
      <text:p text:style-name="P1"><text:span text:style-name="T1">return</text:span> <text:span text:style-name="T3">render_template</text:span>(<text:span text:style-name="T8">'collector_data_view.html'</text:span>, <text:span text:style-name="T4">items</text:span><text:span text:style-name="T5">=</text:span><text:span text:style-name="T4">data</text:span>, <text:span text:style-name="T4">total</text:span><text:span text:style-name="T5">=</text:span><text:span text:style-name="T4">total</text:span>)</text:p>
      <text:p text:style-name="P1"><text:span text:style-name="T1">else</text:span>:</text:p>
      <text:p text:style-name="P1"><text:span text:style-name="T1">return</text:span> <text:span text:style-name="T3">render_template</text:span>(<text:span text:style-name="T8">'user_data_view.html'</text:span>, <text:span text:style-name="T4">items</text:span><text:span text:style-name="T5">=</text:span><text:span text:style-name="T4">data</text:span>, <text:span text:style-name="T4">total</text:span><text:span text:style-name="T5">=</text:span><text:span text:style-name="T4">total</text:span>)</text:p>
      <text:p text:style-name="P1"><text:span text:style-name="T1">else</text:span>:</text:p>
      <text:p text:style-name="P1"><text:span text:style-name="T1">return</text:span> <text:span text:style-name="T3">render_template</text:span>(<text:span text:style-name="T8">"error.html"</text:span>, <text:span text:style-name="T4">info</text:span><text:span text:style-name="T5">=</text:span><text:span text:style-name="T8">"Certificate not found!!"</text:span>)</text:p>
      <text:p text:style-name="P5"/>
      <text:p text:style-name="P1"><text:span text:style-name="T1">except</text:span> <text:span text:style-name="T2">Exception</text:span> <text:span text:style-name="T1">as</text:span> <text:span text:style-name="T4">e</text:span>:</text:p>
      <text:p text:style-name="P1"><text:span text:style-name="T1">return</text:span> <text:span text:style-name="T3">render_template</text:span>(<text:span text:style-name="T8">'error.html'</text:span>, <text:span text:style-name="T4">info</text:span><text:span text:style-name="T5">=</text:span><text:span text:style-name="T2">str</text:span>(<text:span text:style-name="T4">e</text:span>))</text:p>
      <text:p text:style-name="P5"/>
      <text:p text:style-name="P5"/>
      <text:p text:style-name="P1"><text:span text:style-name="T3">@</text:span><text:span text:style-name="T4">app</text:span><text:span text:style-name="T3">.route</text:span>(<text:span text:style-name="T8">'/home'</text:span>)</text:p>
      <text:p text:style-name="P1"><text:span text:style-name="T7">def</text:span> <text:span text:style-name="T3">home</text:span>():</text:p>
      <text:p text:style-name="P1"><text:span text:style-name="T1">if</text:span> <text:span text:style-name="T8">'role'</text:span> <text:span text:style-name="T3">in</text:span> <text:span text:style-name="T4">session</text:span>:</text:p>
      <text:p text:style-name="P1"><text:span text:style-name="T4">role</text:span> <text:span text:style-name="T5">=</text:span> <text:span text:style-name="T4">session</text:span>[<text:span text:style-name="T8">'role'</text:span>]</text:p>
      <text:p text:style-name="P1"><text:span text:style-name="T1">try</text:span>:</text:p>
      <text:p text:style-name="P1"><text:span text:style-name="T1">with</text:span> <text:span text:style-name="T3">get_db_connection</text:span>() <text:span text:style-name="T1">as</text:span> <text:span text:style-name="T4">conn</text:span>:</text:p>
      <text:p text:style-name="P1"><text:span text:style-name="T1">with</text:span> <text:span text:style-name="T4">conn</text:span>.<text:span text:style-name="T3">cursor</text:span>() <text:span text:style-name="T1">as</text:span> <text:span text:style-name="T4">cursor</text:span>:</text:p>
      <text:p text:style-name="P1"><text:span text:style-name="T4">name</text:span><text:span text:style-name="T5">=</text:span><text:span text:style-name="T4">session</text:span>[<text:span text:style-name="T8">'username'</text:span>]</text:p>
      <text:p text:style-name="P1"><text:span text:style-name="T1">return</text:span> <text:span text:style-name="T3">render_template</text:span>(<text:span text:style-name="T8">'homepage.html'</text:span>, <text:span text:style-name="T4">role</text:span><text:span text:style-name="T5">=</text:span><text:span text:style-name="T4">role</text:span>,<text:span text:style-name="T4">name</text:span><text:span text:style-name="T5">=</text:span><text:span text:style-name="T4">name</text:span>)</text:p>
      <text:p text:style-name="P1"><text:span text:style-name="T1">except</text:span> <text:span text:style-name="T2">Exception</text:span> <text:span text:style-name="T1">as</text:span> <text:span text:style-name="T4">e</text:span>:</text:p>
      <text:p text:style-name="P1"><text:span text:style-name="T1">return</text:span> <text:span text:style-name="T3">render_template</text:span>(<text:span text:style-name="T8">'signin.html'</text:span>, <text:span text:style-name="T4">info</text:span><text:span text:style-name="T5">=</text:span><text:span text:style-name="T2">str</text:span>(<text:span text:style-name="T4">e</text:span>))</text:p>
      <text:p text:style-name="P1"><text:span text:style-name="T1">else</text:span>:</text:p>
      <text:p text:style-name="P1"><text:span text:style-name="T1">return</text:span> <text:span text:style-name="T3">redirect</text:span>(<text:span text:style-name="T8">'/'</text:span>)</text:p>
      <text:p text:style-name="P2"><text:line-break/><text:line-break/></text:p>
      <text:p text:style-name="P1"><text:span text:style-name="T3">@</text:span><text:span text:style-name="T4">app</text:span><text:span text:style-name="T3">.route</text:span>(<text:span text:style-name="T8">"/dataform"</text:span>)</text:p>
      <text:p text:style-name="P1"><text:span text:style-name="T7">def</text:span> <text:span text:style-name="T3">dataform</text:span>():</text:p>
      <text:p text:style-name="P1"><text:span text:style-name="T1">return</text:span> <text:span text:style-name="T3">render_template</text:span>(<text:span text:style-name="T8">"dataform.html"</text:span>)</text:p>
      <text:p text:style-name="P5"/>
      <text:p text:style-name="P1"><text:span text:style-name="T3">@</text:span><text:span text:style-name="T4">app</text:span><text:span text:style-name="T3">.route</text:span>(<text:span text:style-name="T8">"/registerdataform"</text:span> , <text:span text:style-name="T4">methods</text:span><text:span text:style-name="T5">=</text:span>[<text:span text:style-name="T8">'POST'</text:span>])</text:p>
      <text:p text:style-name="P1"><text:span text:style-name="T7">def</text:span> <text:span text:style-name="T3">registerdataform</text:span>():</text:p>
      <text:p text:style-name="P1"><text:span text:style-name="T1">try</text:span>: </text:p>
      <text:p text:style-name="P1"><text:span text:style-name="T4">name</text:span><text:span text:style-name="T5">=</text:span><text:span text:style-name="T4">request</text:span>.<text:span text:style-name="T4">form</text:span>.<text:span text:style-name="T3">get</text:span>(<text:span text:style-name="T8">'name'</text:span>)</text:p>
      <text:p text:style-name="P1"><text:span text:style-name="T4">fathername</text:span><text:span text:style-name="T5">=</text:span><text:span text:style-name="T4">request</text:span>.<text:span text:style-name="T4">form</text:span>.<text:span text:style-name="T3">get</text:span>(<text:span text:style-name="T8">'fathername'</text:span>)</text:p>
      <text:p text:style-name="P1"><text:span text:style-name="T4">mothername</text:span><text:span text:style-name="T5">=</text:span><text:span text:style-name="T4">request</text:span>.<text:span text:style-name="T4">form</text:span>.<text:span text:style-name="T3">get</text:span>(<text:span text:style-name="T8">'mothername'</text:span>)</text:p>
      <text:p text:style-name="P1"><text:span text:style-name="T4">grandfathername</text:span><text:span text:style-name="T5">=</text:span><text:span text:style-name="T4">request</text:span>.<text:span text:style-name="T4">form</text:span>.<text:span text:style-name="T3">get</text:span>(<text:span text:style-name="T8">'grandfathername'</text:span>)</text:p>
      <text:p text:style-name="P1"><text:span text:style-name="T4">gender</text:span><text:span text:style-name="T5">=</text:span><text:span text:style-name="T4">request</text:span>.<text:span text:style-name="T4">form</text:span>.<text:span text:style-name="T3">get</text:span>(<text:span text:style-name="T8">'gender'</text:span>)</text:p>
      <text:p text:style-name="P1"><text:span text:style-name="T4">dob</text:span><text:span text:style-name="T5">=</text:span><text:span text:style-name="T4">request</text:span>.<text:span text:style-name="T4">form</text:span>.<text:span text:style-name="T3">get</text:span>(<text:span text:style-name="T8">'dob'</text:span>)</text:p>
      <text:p text:style-name="P1"><text:span text:style-name="T4">education</text:span><text:span text:style-name="T5">=</text:span><text:span text:style-name="T4">request</text:span>.<text:span text:style-name="T4">form</text:span>.<text:span text:style-name="T3">get</text:span>(<text:span text:style-name="T8">'education'</text:span>)</text:p>
      <text:p text:style-name="P1"><text:span text:style-name="T4">employeed</text:span><text:span text:style-name="T5">=</text:span><text:span text:style-name="T4">request</text:span>.<text:span text:style-name="T4">form</text:span>.<text:span text:style-name="T3">get</text:span>(<text:span text:style-name="T8">'employed'</text:span>)</text:p>
      <text:p text:style-name="P1"><text:span text:style-name="T4">abroad</text:span><text:span text:style-name="T5">=</text:span><text:span text:style-name="T4">request</text:span>.<text:span text:style-name="T4">form</text:span>.<text:span text:style-name="T3">get</text:span>(<text:span text:style-name="T8">'abroad'</text:span>)</text:p>
      <text:p text:style-name="P1"><text:soft-page-break/><text:span text:style-name="T4">issueddate</text:span><text:span text:style-name="T5">=</text:span><text:span text:style-name="T4">request</text:span>.<text:span text:style-name="T4">form</text:span>.<text:span text:style-name="T3">get</text:span>(<text:span text:style-name="T8">'formdate'</text:span>)</text:p>
      <text:p text:style-name="P1"><text:span text:style-name="T4">userid</text:span><text:span text:style-name="T5">=</text:span><text:span text:style-name="T4">session</text:span>[<text:span text:style-name="T8">'user_id'</text:span>]</text:p>
      <text:p text:style-name="P1"><text:span text:style-name="T1">if</text:span> <text:span text:style-name="T4">employeed</text:span><text:span text:style-name="T5">==</text:span><text:span text:style-name="T8">'unemployed'</text:span>:</text:p>
      <text:p text:style-name="P1"><text:span text:style-name="T4">reason_for_unemployment</text:span><text:span text:style-name="T5">=</text:span><text:span text:style-name="T4">request</text:span>.<text:span text:style-name="T4">form</text:span>.<text:span text:style-name="T3">get</text:span>(<text:span text:style-name="T8">'reason_for_unemployment'</text:span>)</text:p>
      <text:p text:style-name="P1"><text:span text:style-name="T1">else</text:span>:</text:p>
      <text:p text:style-name="P1"><text:span text:style-name="T4">reason_for_unemployment</text:span><text:span text:style-name="T5">=</text:span><text:span text:style-name="T6">0</text:span></text:p>
      <text:p text:style-name="P1"><text:span text:style-name="T1">if</text:span> <text:span text:style-name="T4">education</text:span><text:span text:style-name="T5">==</text:span><text:span text:style-name="T8">'Illiterate'</text:span>:</text:p>
      <text:p text:style-name="P1"><text:span text:style-name="T4">reason_for_uneducated</text:span><text:span text:style-name="T5">=</text:span><text:span text:style-name="T4">request</text:span>.<text:span text:style-name="T4">form</text:span>.<text:span text:style-name="T3">get</text:span>(<text:span text:style-name="T8">'reason_for_uneducation'</text:span>)</text:p>
      <text:p text:style-name="P1"><text:span text:style-name="T1">else</text:span>:</text:p>
      <text:p text:style-name="P1"><text:span text:style-name="T4">reason_for_uneducated</text:span><text:span text:style-name="T5">=</text:span><text:span text:style-name="T6">0</text:span></text:p>
      <text:p text:style-name="P1"><text:span text:style-name="T1">if</text:span> <text:span text:style-name="T4">abroad</text:span><text:span text:style-name="T5">==</text:span><text:span text:style-name="T8">'yes'</text:span>:</text:p>
      <text:p text:style-name="P1"><text:span text:style-name="T4">reason_for_abroad</text:span><text:span text:style-name="T5">=</text:span><text:span text:style-name="T4">request</text:span>.<text:span text:style-name="T4">form</text:span>.<text:span text:style-name="T3">get</text:span>(<text:span text:style-name="T8">'reason_for_abroad'</text:span>)</text:p>
      <text:p text:style-name="P1"><text:span text:style-name="T1">else</text:span>:</text:p>
      <text:p text:style-name="P1"><text:span text:style-name="T4">reason_for_abroad</text:span><text:span text:style-name="T5">=</text:span><text:span text:style-name="T6">0</text:span></text:p>
      <text:p text:style-name="P5"/>
      <text:p text:style-name="P3"># Generate a unique certificate number</text:p>
      <text:p text:style-name="P1"><text:span text:style-name="T4">certificate_no</text:span> <text:span text:style-name="T5">=</text:span> <text:span text:style-name="T3">generate_certificate_number</text:span>()</text:p>
      <text:p text:style-name="P5"/>
      <text:p text:style-name="P3"># Insert data into the Detail table along with the generated certificate number</text:p>
      <text:p text:style-name="P1"><text:span text:style-name="T1">try</text:span>:</text:p>
      <text:p text:style-name="P1"><text:span text:style-name="T1">with</text:span> <text:span text:style-name="T3">get_db_connection</text:span>() <text:span text:style-name="T1">as</text:span> <text:span text:style-name="T4">conn</text:span>:</text:p>
      <text:p text:style-name="P1"><text:span text:style-name="T1">with</text:span> <text:span text:style-name="T4">conn</text:span>.<text:span text:style-name="T3">cursor</text:span>() <text:span text:style-name="T1">as</text:span> <text:span text:style-name="T4">cursor</text:span>:</text:p>
      <text:p text:style-name="P1"><text:span text:style-name="T4">cursor</text:span>.<text:span text:style-name="T3">execute</text:span>(<text:span text:style-name="T8">"""</text:span></text:p>
      <text:p text:style-name="P4">INSERT INTO Detail(</text:p>
      <text:p text:style-name="P4">Certificate_no,</text:p>
      <text:p text:style-name="P4">fullname, </text:p>
      <text:p text:style-name="P4">fathername, </text:p>
      <text:p text:style-name="P4">mothername, </text:p>
      <text:p text:style-name="P4">grandfathername, </text:p>
      <text:p text:style-name="P4">dob, </text:p>
      <text:p text:style-name="P4">gender, </text:p>
      <text:p text:style-name="P4">education, </text:p>
      <text:p text:style-name="P4">employeed, </text:p>
      <text:p text:style-name="P4">abroad, </text:p>
      <text:p text:style-name="P4">issueddate,</text:p>
      <text:p text:style-name="P4">reason_for_unemployment,</text:p>
      <text:p text:style-name="P4">reason_for_uneducated,</text:p>
      <text:p text:style-name="P4">reason_for_abroad,</text:p>
      <text:p text:style-name="P4">user_id </text:p>
      <text:p text:style-name="P4">)</text:p>
      <text:p text:style-name="P1"><text:span text:style-name="T8">VALUES (</text:span><text:span text:style-name="T7">%s</text:span><text:span text:style-name="T8">, </text:span><text:span text:style-name="T7">%s</text:span><text:span text:style-name="T8">, </text:span><text:span text:style-name="T7">%s</text:span><text:span text:style-name="T8">, </text:span><text:span text:style-name="T7">%s</text:span><text:span text:style-name="T8">, </text:span><text:span text:style-name="T7">%s</text:span><text:span text:style-name="T8">, </text:span><text:span text:style-name="T7">%s</text:span><text:span text:style-name="T8">, </text:span><text:span text:style-name="T7">%s</text:span><text:span text:style-name="T8">, </text:span><text:span text:style-name="T7">%s</text:span><text:span text:style-name="T8">, </text:span><text:span text:style-name="T7">%s</text:span><text:span text:style-name="T8">, </text:span><text:span text:style-name="T7">%s</text:span><text:span text:style-name="T8">, </text:span><text:span text:style-name="T7">%s</text:span><text:span text:style-name="T8">,</text:span><text:span text:style-name="T7">%s</text:span><text:span text:style-name="T8">,</text:span><text:span text:style-name="T7">%s</text:span><text:span text:style-name="T8">,</text:span><text:span text:style-name="T7">%s</text:span><text:span text:style-name="T8">,</text:span><text:span text:style-name="T7">%s</text:span><text:span text:style-name="T8">)"""</text:span>, </text:p>
      <text:p text:style-name="P1">(<text:span text:style-name="T4">certificate_no</text:span>,<text:span text:style-name="T4">name</text:span>, <text:span text:style-name="T4">fathername</text:span>, <text:span text:style-name="T4">mothername</text:span>, <text:span text:style-name="T4">grandfathername</text:span>, <text:span text:style-name="T4">dob</text:span>, <text:span text:style-name="T4">gender</text:span>, <text:span text:style-name="T4">education</text:span>, <text:span text:style-name="T4">employeed</text:span>,<text:span text:style-name="T4">abroad</text:span>,</text:p>
      <text:p text:style-name="P1"><text:span text:style-name="T4">issueddate</text:span>,<text:span text:style-name="T4">reason_for_unemployment</text:span>,<text:span text:style-name="T4">reason_for_uneducated</text:span>,<text:span text:style-name="T4">reason_for_abroad</text:span> ,<text:span text:style-name="T4">userid</text:span></text:p>
      <text:p text:style-name="P1">))</text:p>
      <text:p text:style-name="P1"><text:span text:style-name="T4">conn</text:span>.<text:span text:style-name="T3">commit</text:span>()</text:p>
      <text:p text:style-name="P1"><text:span text:style-name="T1">return</text:span> <text:span text:style-name="T3">redirect</text:span>(<text:span text:style-name="T8">'/dataform'</text:span>)</text:p>
      <text:p text:style-name="P1"><text:span text:style-name="T1">except</text:span> <text:span text:style-name="T2">Exception</text:span> <text:span text:style-name="T1">as</text:span> <text:span text:style-name="T4">e</text:span>:</text:p>
      <text:p text:style-name="P1"><text:span text:style-name="T4">conn</text:span>.<text:span text:style-name="T3">rollback</text:span>()</text:p>
      <text:p text:style-name="P1"><text:span text:style-name="T1">return</text:span> <text:span text:style-name="T2">str</text:span>(<text:span text:style-name="T4">e</text:span>)</text:p>
      <text:p text:style-name="P1"><text:span text:style-name="T1">except</text:span> <text:span text:style-name="T2">Exception</text:span> <text:span text:style-name="T1">as</text:span> <text:span text:style-name="T4">e</text:span>:</text:p>
      <text:p text:style-name="P1"><text:soft-page-break/><text:span text:style-name="T1">return</text:span> <text:span text:style-name="T2">str</text:span>(<text:span text:style-name="T4">e</text:span>)</text:p>
      <text:p text:style-name="P1"><text:span text:style-name="T3">@</text:span><text:span text:style-name="T4">app</text:span><text:span text:style-name="T3">.route</text:span>(<text:span text:style-name="T8">'/userlist'</text:span>, <text:span text:style-name="T4">methods</text:span><text:span text:style-name="T5">=</text:span>[<text:span text:style-name="T8">'GET'</text:span>])</text:p>
      <text:p text:style-name="P1"><text:span text:style-name="T7">def</text:span> <text:span text:style-name="T3">userlist</text:span>():</text:p>
      <text:p text:style-name="P1"><text:span text:style-name="T1">try</text:span>:</text:p>
      <text:p text:style-name="P1"><text:span text:style-name="T1">with</text:span> <text:span text:style-name="T3">get_db_connection</text:span>() <text:span text:style-name="T1">as</text:span> <text:span text:style-name="T4">conn</text:span>:</text:p>
      <text:p text:style-name="P1"><text:span text:style-name="T1">with</text:span> <text:span text:style-name="T4">conn</text:span>.<text:span text:style-name="T3">cursor</text:span>() <text:span text:style-name="T1">as</text:span> <text:span text:style-name="T4">cursor</text:span>:</text:p>
      <text:p text:style-name="P1"><text:span text:style-name="T4">cursor</text:span>.<text:span text:style-name="T3">execute</text:span>(<text:span text:style-name="T8">"SELECT username, email,role FROM login"</text:span>)</text:p>
      <text:p text:style-name="P1"><text:span text:style-name="T4">items</text:span><text:span text:style-name="T5">=</text:span><text:span text:style-name="T4">cursor</text:span>.<text:span text:style-name="T3">fetchall</text:span>()</text:p>
      <text:p text:style-name="P1"><text:span text:style-name="T1">return</text:span> <text:span text:style-name="T3">render_template</text:span>(<text:span text:style-name="T8">'Userlist.html'</text:span>, <text:span text:style-name="T4">items</text:span><text:span text:style-name="T5">=</text:span><text:span text:style-name="T4">items</text:span>)</text:p>
      <text:p text:style-name="P1"><text:span text:style-name="T1">except</text:span> <text:span text:style-name="T2">Exception</text:span> <text:span text:style-name="T1">as</text:span> <text:span text:style-name="T4">e</text:span>:</text:p>
      <text:p text:style-name="P1"><text:span text:style-name="T1">return</text:span> <text:span text:style-name="T3">render_template</text:span>(<text:span text:style-name="T8">'error.html'</text:span>,<text:span text:style-name="T4">info</text:span><text:span text:style-name="T5">=</text:span> <text:span text:style-name="T7">f</text:span><text:span text:style-name="T8">"An error occurred: </text:span><text:span text:style-name="T7">{</text:span><text:span text:style-name="T2">str</text:span>(<text:span text:style-name="T4">e</text:span>)<text:span text:style-name="T7">}</text:span><text:span text:style-name="T8">"</text:span>)</text:p>
      <text:p text:style-name="P5"/>
      <text:p text:style-name="P1"><text:span text:style-name="T3">@</text:span><text:span text:style-name="T4">app</text:span><text:span text:style-name="T3">.route</text:span>(<text:span text:style-name="T8">'/admin'</text:span>, <text:span text:style-name="T4">methods</text:span><text:span text:style-name="T5">=</text:span>[<text:span text:style-name="T8">'GET'</text:span>])</text:p>
      <text:p text:style-name="P1"><text:span text:style-name="T7">def</text:span> <text:span text:style-name="T3">admin</text:span>():</text:p>
      <text:p text:style-name="P1"><text:span text:style-name="T1">if</text:span> <text:span text:style-name="T4">session</text:span>[<text:span text:style-name="T8">'role'</text:span>]<text:span text:style-name="T5">==</text:span><text:span text:style-name="T8">'admin'</text:span>:</text:p>
      <text:p text:style-name="P1"><text:span text:style-name="T1">try</text:span>:</text:p>
      <text:p text:style-name="P1"><text:span text:style-name="T1">with</text:span> <text:span text:style-name="T3">get_db_connection</text:span>() <text:span text:style-name="T1">as</text:span> <text:span text:style-name="T4">conn</text:span>:</text:p>
      <text:p text:style-name="P1"><text:span text:style-name="T1">with</text:span> <text:span text:style-name="T4">conn</text:span>.<text:span text:style-name="T3">cursor</text:span>() <text:span text:style-name="T1">as</text:span> <text:span text:style-name="T4">cursor</text:span>:</text:p>
      <text:p text:style-name="P1"><text:span text:style-name="T4">cursor</text:span>.<text:span text:style-name="T3">execute</text:span>(<text:span text:style-name="T8">"SELECT id_no,fullname,gender,issueddate,employeed,education,abroad FROM detail order by id_no desc"</text:span>)</text:p>
      <text:p text:style-name="P1"><text:span text:style-name="T4">items</text:span><text:span text:style-name="T5">=</text:span><text:span text:style-name="T4">cursor</text:span>.<text:span text:style-name="T3">fetchall</text:span>()</text:p>
      <text:p text:style-name="P1"><text:span text:style-name="T4">cursor</text:span>.<text:span text:style-name="T3">execute</text:span>(<text:span text:style-name="T8">"SELECT COUNT(id_no) from detail"</text:span>)</text:p>
      <text:p text:style-name="P1"><text:span text:style-name="T4">total</text:span><text:span text:style-name="T5">=</text:span><text:span text:style-name="T4">cursor</text:span>.<text:span text:style-name="T3">fetchone</text:span>()[<text:span text:style-name="T6">0</text:span>]</text:p>
      <text:p text:style-name="P1"><text:span text:style-name="T1">return</text:span> <text:span text:style-name="T3">render_template</text:span>(<text:span text:style-name="T8">'admin.html'</text:span>, <text:span text:style-name="T4">items</text:span><text:span text:style-name="T5">=</text:span><text:span text:style-name="T4">items</text:span>,<text:span text:style-name="T4">total</text:span><text:span text:style-name="T5">=</text:span><text:span text:style-name="T4">total</text:span>)</text:p>
      <text:p text:style-name="P1"><text:span text:style-name="T1">except</text:span> <text:span text:style-name="T2">Exception</text:span> <text:span text:style-name="T1">as</text:span> <text:span text:style-name="T4">e</text:span>:</text:p>
      <text:p text:style-name="P1"><text:span text:style-name="T1">return</text:span> <text:span text:style-name="T3">render_template</text:span>(<text:span text:style-name="T8">'error.html'</text:span>,<text:span text:style-name="T4">info</text:span><text:span text:style-name="T5">=</text:span> <text:span text:style-name="T7">f</text:span><text:span text:style-name="T8">"An error occurred: </text:span><text:span text:style-name="T7">{</text:span><text:span text:style-name="T2">str</text:span>(<text:span text:style-name="T4">e</text:span>)<text:span text:style-name="T7">}</text:span><text:span text:style-name="T8">"</text:span>)</text:p>
      <text:p text:style-name="P1"><text:span text:style-name="T1">else</text:span>:</text:p>
      <text:p text:style-name="P1"><text:span text:style-name="T1">return</text:span> <text:span text:style-name="T3">render_template</text:span>(<text:span text:style-name="T8">'error.html'</text:span>,<text:span text:style-name="T4">info</text:span><text:span text:style-name="T5">=</text:span><text:span text:style-name="T8">"You dont have enought permission"</text:span>) </text:p>
      <text:p text:style-name="P5"/>
      <text:p text:style-name="P1"><text:span text:style-name="T3">@</text:span><text:span text:style-name="T4">app</text:span><text:span text:style-name="T3">.route</text:span>(<text:span text:style-name="T8">'/updateuserrole/&lt;string:item_id&gt;'</text:span>, <text:span text:style-name="T4">methods</text:span><text:span text:style-name="T5">=</text:span>[<text:span text:style-name="T8">'GET'</text:span>, <text:span text:style-name="T8">'POST'</text:span>])</text:p>
      <text:p text:style-name="P1"><text:span text:style-name="T7">def</text:span> <text:span text:style-name="T3">updateuserrole</text:span>(<text:span text:style-name="T4">item_id</text:span>):</text:p>
      <text:p text:style-name="P1"><text:span text:style-name="T1">if</text:span> <text:span text:style-name="T8">'role'</text:span> <text:span text:style-name="T3">not</text:span> <text:span text:style-name="T7">in</text:span> <text:span text:style-name="T4">session</text:span> <text:span text:style-name="T7">or</text:span> <text:span text:style-name="T4">session</text:span>[<text:span text:style-name="T8">'role'</text:span>] <text:span text:style-name="T5">!=</text:span> <text:span text:style-name="T8">'admin'</text:span>:</text:p>
      <text:p text:style-name="P1"><text:span text:style-name="T1">return</text:span> <text:span text:style-name="T3">redirect</text:span>(<text:span text:style-name="T3">url_for</text:span>(<text:span text:style-name="T8">'signin'</text:span>))</text:p>
      <text:p text:style-name="P5"/>
      <text:p text:style-name="P1"><text:span text:style-name="T1">if</text:span> <text:span text:style-name="T4">request</text:span>.<text:span text:style-name="T4">method</text:span> <text:span text:style-name="T5">==</text:span> <text:span text:style-name="T8">'POST'</text:span>:</text:p>
      <text:p text:style-name="P1"><text:span text:style-name="T4">new_role</text:span> <text:span text:style-name="T5">=</text:span> <text:span text:style-name="T4">request</text:span>.<text:span text:style-name="T4">form</text:span>[<text:span text:style-name="T8">'role'</text:span>]</text:p>
      <text:p text:style-name="P1"><text:span text:style-name="T1">with</text:span> <text:span text:style-name="T3">get_db_connection</text:span>() <text:span text:style-name="T1">as</text:span> <text:span text:style-name="T4">conn</text:span>:</text:p>
      <text:p text:style-name="P1"><text:span text:style-name="T1">with</text:span> <text:span text:style-name="T4">conn</text:span>.<text:span text:style-name="T3">cursor</text:span>() <text:span text:style-name="T1">as</text:span> <text:span text:style-name="T4">cursor</text:span>:</text:p>
      <text:p text:style-name="P1"><text:span text:style-name="T4">cursor</text:span>.<text:span text:style-name="T3">execute</text:span>(<text:span text:style-name="T8">"UPDATE LOGIN SET role = </text:span><text:span text:style-name="T7">%s</text:span><text:span text:style-name="T8"> WHERE email = </text:span><text:span text:style-name="T7">%s</text:span><text:span text:style-name="T8">"</text:span>, (<text:span text:style-name="T4">new_role</text:span>, <text:span text:style-name="T4">item_id</text:span>))</text:p>
      <text:p text:style-name="P1"><text:span text:style-name="T4">conn</text:span>.<text:span text:style-name="T3">commit</text:span>()</text:p>
      <text:p text:style-name="P1"><text:span text:style-name="T1">return</text:span> <text:span text:style-name="T3">redirect</text:span>(<text:span text:style-name="T3">url_for</text:span>(<text:span text:style-name="T8">'userlist'</text:span>))</text:p>
      <text:p text:style-name="P1"><text:span text:style-name="T1">return</text:span> <text:span text:style-name="T3">render_template</text:span>(<text:span text:style-name="T8">'updateuserrole.html'</text:span>, <text:span text:style-name="T4">email</text:span><text:span text:style-name="T5">=</text:span><text:span text:style-name="T4">item_id</text:span>)</text:p>
      <text:p text:style-name="P5"/>
      <text:p text:style-name="P3"># Route to delete a user</text:p>
      <text:p text:style-name="P1"><text:span text:style-name="T3">@</text:span><text:span text:style-name="T4">app</text:span><text:span text:style-name="T3">.route</text:span>(<text:span text:style-name="T8">'/deleteuser/&lt;string:item_id&gt;'</text:span>, <text:span text:style-name="T4">methods</text:span><text:span text:style-name="T5">=</text:span>[<text:span text:style-name="T8">'GET'</text:span>,<text:span text:style-name="T8">'POST'</text:span>])</text:p>
      <text:p text:style-name="P1"><text:span text:style-name="T7">def</text:span> <text:span text:style-name="T3">deleteuser</text:span>(<text:span text:style-name="T4">item_id</text:span>):</text:p>
      <text:p text:style-name="P1"><text:span text:style-name="T1">if</text:span> <text:span text:style-name="T8">'role'</text:span> <text:span text:style-name="T3">not</text:span> <text:span text:style-name="T7">in</text:span> <text:span text:style-name="T4">session</text:span> <text:span text:style-name="T7">or</text:span> <text:span text:style-name="T4">session</text:span>[<text:span text:style-name="T8">'role'</text:span>] <text:span text:style-name="T5">!=</text:span> <text:span text:style-name="T8">'admin'</text:span>:</text:p>
      <text:p text:style-name="P1"><text:span text:style-name="T1">return</text:span> <text:span text:style-name="T3">redirect</text:span>(<text:span text:style-name="T3">url_for</text:span>(<text:span text:style-name="T8">'signin'</text:span>))</text:p>
      <text:p text:style-name="P1"><text:span text:style-name="T1">try</text:span>:</text:p>
      <text:p text:style-name="P1"><text:span text:style-name="T1">with</text:span> <text:span text:style-name="T3">get_db_connection</text:span>() <text:span text:style-name="T1">as</text:span> <text:span text:style-name="T4">conn</text:span>:</text:p>
      <text:p text:style-name="P1"><text:span text:style-name="T1">with</text:span> <text:span text:style-name="T4">conn</text:span>.<text:span text:style-name="T3">cursor</text:span>() <text:span text:style-name="T1">as</text:span> <text:span text:style-name="T4">cursor</text:span>:</text:p>
      <text:p text:style-name="P1"><text:soft-page-break/><text:span text:style-name="T4">cursor</text:span>.<text:span text:style-name="T3">execute</text:span>(<text:span text:style-name="T8">"DELETE FROM LOGIN WHERE email = </text:span><text:span text:style-name="T7">%s</text:span><text:span text:style-name="T8">"</text:span>, (<text:span text:style-name="T4">item_id</text:span>,))</text:p>
      <text:p text:style-name="P1"><text:span text:style-name="T4">conn</text:span>.<text:span text:style-name="T3">commit</text:span>()</text:p>
      <text:p text:style-name="P1"><text:span text:style-name="T1">except</text:span> <text:span text:style-name="T2">Exception</text:span> <text:span text:style-name="T1">as</text:span> <text:span text:style-name="T4">e</text:span>:</text:p>
      <text:p text:style-name="P1"><text:span text:style-name="T1">return</text:span> <text:span text:style-name="T3">render_template</text:span>(<text:span text:style-name="T8">'error.html'</text:span>,<text:span text:style-name="T4">info</text:span><text:span text:style-name="T5">=</text:span> <text:span text:style-name="T7">f</text:span><text:span text:style-name="T8">"User cannot be deleted first delete data</text:span><text:span text:style-name="T7">{</text:span><text:span text:style-name="T2">str</text:span>(<text:span text:style-name="T4">e</text:span>)<text:span text:style-name="T7">}</text:span><text:span text:style-name="T8">"</text:span>)</text:p>
      <text:p text:style-name="P1"><text:span text:style-name="T1">return</text:span> <text:span text:style-name="T3">redirect</text:span>(<text:span text:style-name="T3">url_for</text:span>(<text:span text:style-name="T8">'userlist'</text:span>)) </text:p>
      <text:p text:style-name="P1"><text:span text:style-name="T3">@</text:span><text:span text:style-name="T4">app</text:span><text:span text:style-name="T3">.route</text:span>(<text:span text:style-name="T8">'/data'</text:span>, <text:span text:style-name="T4">methods</text:span><text:span text:style-name="T5">=</text:span>[<text:span text:style-name="T8">'GET'</text:span>])</text:p>
      <text:p text:style-name="P1"><text:span text:style-name="T7">def</text:span> <text:span text:style-name="T3">view_collector</text:span>():</text:p>
      <text:p text:style-name="P1"><text:span text:style-name="T1">try</text:span>:</text:p>
      <text:p text:style-name="P1"><text:span text:style-name="T4">userid</text:span><text:span text:style-name="T5">=</text:span><text:span text:style-name="T4">session</text:span>[<text:span text:style-name="T8">'user_id'</text:span>]</text:p>
      <text:p text:style-name="P1"><text:span text:style-name="T1">with</text:span> <text:span text:style-name="T3">get_db_connection</text:span>() <text:span text:style-name="T1">as</text:span> <text:span text:style-name="T4">conn</text:span>:</text:p>
      <text:p text:style-name="P1"><text:span text:style-name="T1">with</text:span> <text:span text:style-name="T4">conn</text:span>.<text:span text:style-name="T3">cursor</text:span>() <text:span text:style-name="T1">as</text:span> <text:span text:style-name="T4">cursor</text:span>:</text:p>
      <text:p text:style-name="P1"><text:span text:style-name="T4">cursor</text:span>.<text:span text:style-name="T3">execute</text:span>(</text:p>
      <text:p text:style-name="P4">"""</text:p>
      <text:p text:style-name="P4">SELECT id_no, fullname, gender, issueddate, employeed, education, abroad</text:p>
      <text:p text:style-name="P4">FROM detail</text:p>
      <text:p text:style-name="P1"><text:span text:style-name="T8">WHERE user_id = </text:span><text:span text:style-name="T7">%s</text:span></text:p>
      <text:p text:style-name="P4">ORDER BY id_no DESC</text:p>
      <text:p text:style-name="P1"><text:span text:style-name="T8">"""</text:span>,</text:p>
      <text:p text:style-name="P1">(<text:span text:style-name="T4">userid</text:span>,)</text:p>
      <text:p text:style-name="P1">) </text:p>
      <text:p text:style-name="P1"><text:span text:style-name="T4">items</text:span><text:span text:style-name="T5">=</text:span><text:span text:style-name="T4">cursor</text:span>.<text:span text:style-name="T3">fetchall</text:span>()</text:p>
      <text:p text:style-name="P1"><text:span text:style-name="T3">print</text:span>(<text:span text:style-name="T4">items</text:span>)</text:p>
      <text:p text:style-name="P1"><text:span text:style-name="T4">cursor</text:span>.<text:span text:style-name="T3">execute</text:span>(<text:span text:style-name="T8">"SELECT COUNT(id_no) from detail"</text:span>)</text:p>
      <text:p text:style-name="P1"><text:span text:style-name="T4">total</text:span><text:span text:style-name="T5">=</text:span><text:span text:style-name="T4">cursor</text:span>.<text:span text:style-name="T3">fetchone</text:span>()[<text:span text:style-name="T6">0</text:span>]</text:p>
      <text:p text:style-name="P1"><text:span text:style-name="T1">if</text:span> <text:span text:style-name="T4">items</text:span><text:span text:style-name="T5">==</text:span>[]:</text:p>
      <text:p text:style-name="P1"><text:span text:style-name="T1">return</text:span> <text:span text:style-name="T3">render_template</text:span>(<text:span text:style-name="T8">'error.html'</text:span>,<text:span text:style-name="T4">info</text:span><text:span text:style-name="T5">=</text:span><text:span text:style-name="T8">"please fill the form first"</text:span>)</text:p>
      <text:p text:style-name="P1"><text:span text:style-name="T1">else</text:span>:</text:p>
      <text:p text:style-name="P1"><text:span text:style-name="T1">return</text:span> <text:span text:style-name="T3">render_template</text:span>(<text:span text:style-name="T8">'collector_data_view.html'</text:span>, <text:span text:style-name="T4">items</text:span><text:span text:style-name="T5">=</text:span><text:span text:style-name="T4">items</text:span>,<text:span text:style-name="T4">total</text:span><text:span text:style-name="T5">=</text:span><text:span text:style-name="T4">total</text:span>)</text:p>
      <text:p text:style-name="P1"><text:span text:style-name="T1">except</text:span> <text:span text:style-name="T2">Exception</text:span> <text:span text:style-name="T1">as</text:span> <text:span text:style-name="T4">e</text:span>:</text:p>
      <text:p text:style-name="P1"><text:span text:style-name="T1">return</text:span> <text:span text:style-name="T3">render_template</text:span>(<text:span text:style-name="T8">'error.html'</text:span>,<text:span text:style-name="T4">info</text:span><text:span text:style-name="T5">=</text:span> <text:span text:style-name="T7">f</text:span><text:span text:style-name="T8">"An error occurred: </text:span><text:span text:style-name="T7">{</text:span><text:span text:style-name="T2">str</text:span>(<text:span text:style-name="T4">e</text:span>)<text:span text:style-name="T7">}</text:span><text:span text:style-name="T8">"</text:span>)</text:p>
      <text:p text:style-name="P5"/>
      <text:p text:style-name="P3"># @app.route('/user', methods=['GET'])</text:p>
      <text:p text:style-name="P3"># def guest():</text:p>
      <text:p text:style-name="P3"># if session['role'] == 'user':</text:p>
      <text:p text:style-name="P3"># try:</text:p>
      <text:p text:style-name="P3"># with get_db_connection() as conn:</text:p>
      <text:p text:style-name="P3"># with conn.cursor() as cursor:</text:p>
      <text:p text:style-name="P3"># cursor.execute("SELECT id_no,fullname,gender,issueddate,employeed,education,abroad FROM detail ORDER BY id_no DESC")</text:p>
      <text:p text:style-name="P3"># items = cursor.fetchall()</text:p>
      <text:p text:style-name="P3"># cursor.execute("SELECT COUNT(id_no) FROM detail")</text:p>
      <text:p text:style-name="P3"># total = cursor.fetchone()[0]</text:p>
      <text:p text:style-name="P3"># return render_template('user_data_view.html', items=items, total=total)</text:p>
      <text:p text:style-name="P3"># except Exception as e:</text:p>
      <text:p text:style-name="P3"># return render_template('error.html',info= f"An error occurred: {str(e)}")</text:p>
      <text:p text:style-name="P1"><text:span text:style-name="T3">@</text:span><text:span text:style-name="T4">app</text:span><text:span text:style-name="T3">.route</text:span>(<text:span text:style-name="T8">'/update/&lt;int:item_id&gt;'</text:span>, <text:span text:style-name="T4">methods</text:span><text:span text:style-name="T5">=</text:span>[<text:span text:style-name="T8">'GET'</text:span>, <text:span text:style-name="T8">'POST'</text:span>])</text:p>
      <text:p text:style-name="P1"><text:span text:style-name="T7">def</text:span> <text:span text:style-name="T3">update</text:span>(<text:span text:style-name="T4">item_id</text:span>):</text:p>
      <text:p text:style-name="P3"># Ensure the user is authenticated and has a valid role in the session</text:p>
      <text:p text:style-name="P1"><text:span text:style-name="T1">if</text:span> <text:span text:style-name="T8">'role'</text:span> <text:span text:style-name="T3">not</text:span> <text:span text:style-name="T7">in</text:span> <text:span text:style-name="T4">session</text:span>:</text:p>
      <text:p text:style-name="P1"><text:span text:style-name="T1">return</text:span> <text:span text:style-name="T3">redirect</text:span>(<text:span text:style-name="T3">url_for</text:span>(<text:span text:style-name="T8">'signin'</text:span>))</text:p>
      <text:p text:style-name="P5"><text:soft-page-break/></text:p>
      <text:p text:style-name="P1"><text:span text:style-name="T1">if</text:span> <text:span text:style-name="T4">request</text:span>.<text:span text:style-name="T4">method</text:span> <text:span text:style-name="T5">==</text:span> <text:span text:style-name="T8">'POST'</text:span>:</text:p>
      <text:p text:style-name="P1"><text:span text:style-name="T1">try</text:span>:</text:p>
      <text:p text:style-name="P1"><text:span text:style-name="T1">with</text:span> <text:span text:style-name="T3">get_db_connection</text:span>() <text:span text:style-name="T1">as</text:span> <text:span text:style-name="T4">conn</text:span>:</text:p>
      <text:p text:style-name="P1"><text:span text:style-name="T1">with</text:span> <text:span text:style-name="T4">conn</text:span>.<text:span text:style-name="T3">cursor</text:span>() <text:span text:style-name="T1">as</text:span> <text:span text:style-name="T4">cursor</text:span>:</text:p>
      <text:p text:style-name="P3"># Get form data</text:p>
      <text:p text:style-name="P1"><text:span text:style-name="T4">form_data</text:span> <text:span text:style-name="T5">=</text:span> <text:span text:style-name="T4">request</text:span>.<text:span text:style-name="T4">form</text:span></text:p>
      <text:p text:style-name="P3"># Construct and execute the SQL update query</text:p>
      <text:p text:style-name="P1"><text:span text:style-name="T4">cursor</text:span>.<text:span text:style-name="T3">execute</text:span>(<text:span text:style-name="T8">"""</text:span></text:p>
      <text:p text:style-name="P4">UPDATE Detail</text:p>
      <text:p text:style-name="P1"><text:span text:style-name="T8">SET fullname = </text:span><text:span text:style-name="T7">%s</text:span><text:span text:style-name="T8">, mothername = </text:span><text:span text:style-name="T7">%s</text:span><text:span text:style-name="T8">, fathername = </text:span><text:span text:style-name="T7">%s</text:span><text:span text:style-name="T8">, </text:span></text:p>
      <text:p text:style-name="P1"><text:span text:style-name="T8">grandfathername = </text:span><text:span text:style-name="T7">%s</text:span><text:span text:style-name="T8">, dob = </text:span><text:span text:style-name="T7">%s</text:span><text:span text:style-name="T8">, gender = </text:span><text:span text:style-name="T7">%s</text:span><text:span text:style-name="T8">, </text:span></text:p>
      <text:p text:style-name="P1"><text:span text:style-name="T8">issueddate = </text:span><text:span text:style-name="T7">%s</text:span><text:span text:style-name="T8">, education = </text:span><text:span text:style-name="T7">%s</text:span><text:span text:style-name="T8">, employeed = </text:span><text:span text:style-name="T7">%s</text:span><text:span text:style-name="T8">, </text:span></text:p>
      <text:p text:style-name="P1"><text:span text:style-name="T8">abroad = </text:span><text:span text:style-name="T7">%s</text:span></text:p>
      <text:p text:style-name="P1"><text:span text:style-name="T8">WHERE Id_no = </text:span><text:span text:style-name="T7">%s</text:span></text:p>
      <text:p text:style-name="P1"><text:span text:style-name="T8">"""</text:span>, (<text:span text:style-name="T4">form_data</text:span>[<text:span text:style-name="T8">'fullname'</text:span>], <text:span text:style-name="T4">form_data</text:span>[<text:span text:style-name="T8">'mothername'</text:span>], <text:span text:style-name="T4">form_data</text:span>[<text:span text:style-name="T8">'fathername'</text:span>], </text:p>
      <text:p text:style-name="P1"><text:span text:style-name="T4">form_data</text:span>[<text:span text:style-name="T8">'grandfathername'</text:span>], <text:span text:style-name="T4">form_data</text:span>[<text:span text:style-name="T8">'dob'</text:span>], <text:span text:style-name="T4">form_data</text:span>[<text:span text:style-name="T8">'gender'</text:span>], </text:p>
      <text:p text:style-name="P1"><text:span text:style-name="T4">form_data</text:span>[<text:span text:style-name="T8">'issueddate'</text:span>], <text:span text:style-name="T4">form_data</text:span>[<text:span text:style-name="T8">'education'</text:span>], <text:span text:style-name="T4">form_data</text:span>[<text:span text:style-name="T8">'employed'</text:span>], </text:p>
      <text:p text:style-name="P1"><text:span text:style-name="T4">form_data</text:span>[<text:span text:style-name="T8">'abroad'</text:span>], <text:span text:style-name="T4">item_id</text:span>))</text:p>
      <text:p text:style-name="P1"><text:span text:style-name="T4">conn</text:span>.<text:span text:style-name="T3">commit</text:span>()</text:p>
      <text:p text:style-name="P3"># Redirect based on role</text:p>
      <text:p text:style-name="P1"><text:span text:style-name="T1">if</text:span> <text:span text:style-name="T4">session</text:span>[<text:span text:style-name="T8">'role'</text:span>] <text:span text:style-name="T5">==</text:span> <text:span text:style-name="T8">'admin'</text:span>:</text:p>
      <text:p text:style-name="P1"><text:span text:style-name="T1">return</text:span> <text:span text:style-name="T3">redirect</text:span>(<text:span text:style-name="T3">url_for</text:span>(<text:span text:style-name="T8">'admin'</text:span>))</text:p>
      <text:p text:style-name="P1"><text:span text:style-name="T1">elif</text:span> <text:span text:style-name="T4">session</text:span>[<text:span text:style-name="T8">'role'</text:span>] <text:span text:style-name="T5">==</text:span> <text:span text:style-name="T8">'user'</text:span>:</text:p>
      <text:p text:style-name="P1"><text:span text:style-name="T1">return</text:span> <text:span text:style-name="T3">redirect</text:span>(<text:span text:style-name="T3">url_for</text:span>(<text:span text:style-name="T8">'view_collector'</text:span>))</text:p>
      <text:p text:style-name="P1"><text:span text:style-name="T1">else</text:span>:</text:p>
      <text:p text:style-name="P1"><text:span text:style-name="T1">return</text:span> <text:span text:style-name="T3">abort</text:span>(<text:span text:style-name="T6">403</text:span>) <text:span text:style-name="T11"># Forbidden if the role is neither admin nor collector</text:span></text:p>
      <text:p text:style-name="P1"><text:span text:style-name="T1">except</text:span> <text:span text:style-name="T2">psycopg2</text:span>.<text:span text:style-name="T2">Error</text:span> <text:span text:style-name="T1">as</text:span> <text:span text:style-name="T4">e</text:span>:</text:p>
      <text:p text:style-name="P3"># Render error template with relevant error message</text:p>
      <text:p text:style-name="P1"><text:span text:style-name="T1">return</text:span> <text:span text:style-name="T3">render_template</text:span>(<text:span text:style-name="T8">'error.html'</text:span>, <text:span text:style-name="T4">info</text:span><text:span text:style-name="T5">=</text:span><text:span text:style-name="T7">f</text:span><text:span text:style-name="T8">"Update error: </text:span><text:span text:style-name="T7">{</text:span><text:span text:style-name="T4">e</text:span><text:span text:style-name="T7">}</text:span><text:span text:style-name="T8">"</text:span>)</text:p>
      <text:p text:style-name="P1"><text:span text:style-name="T1">else</text:span>:</text:p>
      <text:p text:style-name="P1"><text:span text:style-name="T1">try</text:span>:</text:p>
      <text:p text:style-name="P1"><text:span text:style-name="T1">with</text:span> <text:span text:style-name="T3">get_db_connection</text:span>() <text:span text:style-name="T1">as</text:span> <text:span text:style-name="T4">conn</text:span>:</text:p>
      <text:p text:style-name="P1"><text:span text:style-name="T1">with</text:span> <text:span text:style-name="T4">conn</text:span>.<text:span text:style-name="T3">cursor</text:span>() <text:span text:style-name="T1">as</text:span> <text:span text:style-name="T4">cursor</text:span>:</text:p>
      <text:p text:style-name="P3"># Fetch item details from database</text:p>
      <text:p text:style-name="P1"><text:span text:style-name="T4">cursor</text:span>.<text:span text:style-name="T3">execute</text:span>(<text:span text:style-name="T8">"SELECT * FROM Detail WHERE Id_no = </text:span><text:span text:style-name="T7">%s</text:span><text:span text:style-name="T8">"</text:span>, (<text:span text:style-name="T4">item_id</text:span>,))</text:p>
      <text:p text:style-name="P1"><text:span text:style-name="T4">item</text:span> <text:span text:style-name="T5">=</text:span> <text:span text:style-name="T4">cursor</text:span>.<text:span text:style-name="T3">fetchone</text:span>()</text:p>
      <text:p text:style-name="P1"><text:span text:style-name="T1">if</text:span> <text:span text:style-name="T4">item</text:span>:</text:p>
      <text:p text:style-name="P3"># Render update template with item details</text:p>
      <text:p text:style-name="P1"><text:span text:style-name="T1">return</text:span> <text:span text:style-name="T3">render_template</text:span>(<text:span text:style-name="T8">'update.html'</text:span>, <text:span text:style-name="T4">item</text:span><text:span text:style-name="T5">=</text:span><text:span text:style-name="T4">item</text:span>)</text:p>
      <text:p text:style-name="P1"><text:span text:style-name="T1">else</text:span>:</text:p>
      <text:p text:style-name="P3"># Render error template if item not found</text:p>
      <text:p text:style-name="P1"><text:span text:style-name="T1">return</text:span> <text:span text:style-name="T3">render_template</text:span>(<text:span text:style-name="T8">'error.html'</text:span>, <text:span text:style-name="T4">info</text:span><text:span text:style-name="T5">=</text:span><text:span text:style-name="T8">"Certificate not found"</text:span>), <text:span text:style-name="T6">404</text:span></text:p>
      <text:p text:style-name="P1"><text:span text:style-name="T1">except</text:span> <text:span text:style-name="T2">psycopg2</text:span>.<text:span text:style-name="T2">Error</text:span> <text:span text:style-name="T1">as</text:span> <text:span text:style-name="T4">e</text:span>:</text:p>
      <text:p text:style-name="P3"># Render error template with relevant error message</text:p>
      <text:p text:style-name="P1"><text:span text:style-name="T1">return</text:span> <text:span text:style-name="T3">render_template</text:span>(<text:span text:style-name="T8">'error.html'</text:span>, <text:span text:style-name="T4">info</text:span><text:span text:style-name="T5">=</text:span><text:span text:style-name="T7">f</text:span><text:span text:style-name="T8">"Update page loading error: </text:span><text:span text:style-name="T7">{</text:span><text:span text:style-name="T4">e</text:span><text:span text:style-name="T7">}</text:span><text:span text:style-name="T8">"</text:span>)</text:p>
      <text:p text:style-name="P6"/>
      <text:p text:style-name="P1"><text:span text:style-name="T3">@</text:span><text:span text:style-name="T4">app</text:span><text:span text:style-name="T3">.route</text:span>(<text:span text:style-name="T8">'/delete/&lt;int:item_id&gt;'</text:span>, <text:span text:style-name="T4">methods</text:span><text:span text:style-name="T5">=</text:span>[<text:span text:style-name="T8">'GET'</text:span>])</text:p>
      <text:p text:style-name="P1"><text:span text:style-name="T7">def</text:span> <text:span text:style-name="T3">delete</text:span>(<text:span text:style-name="T4">item_id</text:span>):</text:p>
      <text:p text:style-name="P1"><text:span text:style-name="T1">if</text:span> <text:span text:style-name="T4">session</text:span>[<text:span text:style-name="T8">'role'</text:span>] <text:span text:style-name="T5">==</text:span> <text:span text:style-name="T8">'admin'</text:span>:</text:p>
      <text:p text:style-name="P1"><text:soft-page-break/><text:span text:style-name="T1">try</text:span>:</text:p>
      <text:p text:style-name="P1"><text:span text:style-name="T4">conn</text:span> <text:span text:style-name="T5">=</text:span> <text:span text:style-name="T3">get_db_connection</text:span>()</text:p>
      <text:p text:style-name="P1"><text:span text:style-name="T4">cursor</text:span> <text:span text:style-name="T5">=</text:span> <text:span text:style-name="T4">conn</text:span>.<text:span text:style-name="T3">cursor</text:span>()</text:p>
      <text:p text:style-name="P1"><text:span text:style-name="T4">cursor</text:span>.<text:span text:style-name="T3">execute</text:span>(<text:span text:style-name="T8">'DELETE FROM detail WHERE id_no = </text:span><text:span text:style-name="T7">%s</text:span><text:span text:style-name="T8">'</text:span>, (<text:span text:style-name="T4">item_id</text:span>,))</text:p>
      <text:p text:style-name="P1"><text:span text:style-name="T4">conn</text:span>.<text:span text:style-name="T3">commit</text:span>()</text:p>
      <text:p text:style-name="P1"><text:span text:style-name="T4">conn</text:span>.<text:span text:style-name="T3">close</text:span>()</text:p>
      <text:p text:style-name="P1"><text:span text:style-name="T1">return</text:span> <text:span text:style-name="T3">redirect</text:span>(<text:span text:style-name="T3">url_for</text:span>(<text:span text:style-name="T8">'admin'</text:span>))</text:p>
      <text:p text:style-name="P1"><text:span text:style-name="T1">except</text:span> <text:span text:style-name="T2">Exception</text:span> <text:span text:style-name="T1">as</text:span> <text:span text:style-name="T4">e</text:span>:</text:p>
      <text:p text:style-name="P1"><text:span text:style-name="T1">return</text:span> <text:span text:style-name="T3">render_template</text:span>(<text:span text:style-name="T8">'error,html'</text:span>,<text:span text:style-name="T4">info</text:span><text:span text:style-name="T5">=</text:span><text:span text:style-name="T7">f</text:span><text:span text:style-name="T8">"An error occurred: </text:span><text:span text:style-name="T7">{</text:span><text:span text:style-name="T2">str</text:span>(<text:span text:style-name="T4">e</text:span>)<text:span text:style-name="T7">}</text:span><text:span text:style-name="T8">"</text:span>)</text:p>
      <text:p text:style-name="P5"/>
      <text:p text:style-name="P1"><text:span text:style-name="T3">@</text:span><text:span text:style-name="T4">app</text:span><text:span text:style-name="T3">.route</text:span>(<text:span text:style-name="T8">'/piechart'</text:span>)</text:p>
      <text:p text:style-name="P1"><text:span text:style-name="T7">def</text:span> <text:span text:style-name="T3">generate_pie_chart</text:span>():</text:p>
      <text:p text:style-name="P1"><text:span text:style-name="T7">def</text:span> <text:span text:style-name="T3">fetch_data</text:span>():</text:p>
      <text:p text:style-name="P1"><text:span text:style-name="T4">conn</text:span> <text:span text:style-name="T5">=</text:span> <text:span text:style-name="T3">get_db_connection</text:span>()</text:p>
      <text:p text:style-name="P1"><text:span text:style-name="T4">cursor</text:span> <text:span text:style-name="T5">=</text:span> <text:span text:style-name="T4">conn</text:span>.<text:span text:style-name="T3">cursor</text:span>()</text:p>
      <text:p text:style-name="P1"><text:span text:style-name="T4">cursor</text:span>.<text:span text:style-name="T3">execute</text:span>(<text:span text:style-name="T8">"SELECT education FROM detail"</text:span>)</text:p>
      <text:p text:style-name="P1"><text:span text:style-name="T4">data</text:span> <text:span text:style-name="T5">=</text:span> <text:span text:style-name="T4">cursor</text:span>.<text:span text:style-name="T3">fetchall</text:span>()</text:p>
      <text:p text:style-name="P1"><text:span text:style-name="T4">cursor</text:span>.<text:span text:style-name="T3">execute</text:span>(<text:span text:style-name="T8">"SELECT employeed FROM detail"</text:span>)</text:p>
      <text:p text:style-name="P1"><text:span text:style-name="T4">data1</text:span> <text:span text:style-name="T5">=</text:span> <text:span text:style-name="T4">cursor</text:span>.<text:span text:style-name="T3">fetchall</text:span>()</text:p>
      <text:p text:style-name="P1"><text:span text:style-name="T4">cursor</text:span>.<text:span text:style-name="T3">execute</text:span>(<text:span text:style-name="T8">"SELECT abroad FROM detail"</text:span>)</text:p>
      <text:p text:style-name="P1"><text:span text:style-name="T4">data2</text:span> <text:span text:style-name="T5">=</text:span> <text:span text:style-name="T4">cursor</text:span>.<text:span text:style-name="T3">fetchall</text:span>()</text:p>
      <text:p text:style-name="P1"><text:span text:style-name="T4">cursor</text:span>.<text:span text:style-name="T3">close</text:span>()</text:p>
      <text:p text:style-name="P1"><text:span text:style-name="T4">conn</text:span>.<text:span text:style-name="T3">close</text:span>()</text:p>
      <text:p text:style-name="P1"><text:span text:style-name="T1">return</text:span> <text:span text:style-name="T4">data</text:span>, <text:span text:style-name="T4">data1</text:span>, <text:span text:style-name="T4">data2</text:span></text:p>
      <text:p text:style-name="P5"/>
      <text:p text:style-name="P1"><text:span text:style-name="T4">data</text:span>, <text:span text:style-name="T4">data1</text:span>, <text:span text:style-name="T4">data2</text:span> <text:span text:style-name="T5">=</text:span> <text:span text:style-name="T3">fetch_data</text:span>()</text:p>
      <text:p text:style-name="P1"><text:span text:style-name="T7">def</text:span> <text:span text:style-name="T3">generate_chart</text:span>(<text:span text:style-name="T4">data</text:span>, <text:span text:style-name="T4">filename</text:span>):</text:p>
      <text:p text:style-name="P1"><text:span text:style-name="T4">counts</text:span> <text:span text:style-name="T5">=</text:span> {}</text:p>
      <text:p text:style-name="P1"><text:span text:style-name="T1">for</text:span> <text:span text:style-name="T4">row</text:span> <text:span text:style-name="T1">in</text:span> <text:span text:style-name="T4">data</text:span>:</text:p>
      <text:p text:style-name="P1"><text:span text:style-name="T4">key</text:span> <text:span text:style-name="T5">=</text:span> <text:span text:style-name="T4">row</text:span>[<text:span text:style-name="T6">0</text:span>]</text:p>
      <text:p text:style-name="P1"><text:span text:style-name="T4">counts</text:span>[<text:span text:style-name="T4">key</text:span>] <text:span text:style-name="T5">=</text:span> <text:span text:style-name="T4">counts</text:span>.<text:span text:style-name="T3">get</text:span>(<text:span text:style-name="T4">key</text:span>, <text:span text:style-name="T6">0</text:span>) <text:span text:style-name="T5">+</text:span> <text:span text:style-name="T6">1</text:span></text:p>
      <text:p text:style-name="P5"/>
      <text:p text:style-name="P1"><text:span text:style-name="T4">labels</text:span> <text:span text:style-name="T5">=</text:span> <text:span text:style-name="T4">counts</text:span>.<text:span text:style-name="T3">keys</text:span>()</text:p>
      <text:p text:style-name="P1"><text:span text:style-name="T4">sizes</text:span> <text:span text:style-name="T5">=</text:span> <text:span text:style-name="T4">counts</text:span>.<text:span text:style-name="T3">values</text:span>()</text:p>
      <text:p text:style-name="P5"/>
      <text:p text:style-name="P1"><text:span text:style-name="T2">plt</text:span>.<text:span text:style-name="T3">figure</text:span>(<text:span text:style-name="T4">figsize</text:span><text:span text:style-name="T5">=</text:span>(<text:span text:style-name="T6">8</text:span>, <text:span text:style-name="T6">6</text:span>))</text:p>
      <text:p text:style-name="P1"><text:span text:style-name="T2">plt</text:span>.<text:span text:style-name="T3">pie</text:span>(<text:span text:style-name="T4">sizes</text:span>, <text:span text:style-name="T4">labels</text:span><text:span text:style-name="T5">=</text:span><text:span text:style-name="T4">labels</text:span>, <text:span text:style-name="T4">autopct</text:span><text:span text:style-name="T5">=</text:span><text:span text:style-name="T8">'</text:span><text:span text:style-name="T7">%1.1f%%</text:span><text:span text:style-name="T8">'</text:span>, <text:span text:style-name="T4">startangle</text:span><text:span text:style-name="T5">=</text:span><text:span text:style-name="T6">140</text:span>)</text:p>
      <text:p text:style-name="P1"><text:span text:style-name="T2">plt</text:span>.<text:span text:style-name="T3">axis</text:span>(<text:span text:style-name="T8">'equal'</text:span>)</text:p>
      <text:p text:style-name="P1"><text:span text:style-name="T2">plt</text:span>.<text:span text:style-name="T3">savefig</text:span>(<text:span text:style-name="T7">f</text:span><text:span text:style-name="T8">'static/</text:span><text:span text:style-name="T7">{</text:span><text:span text:style-name="T4">filename</text:span><text:span text:style-name="T7">}</text:span><text:span text:style-name="T8">'</text:span>)</text:p>
      <text:p text:style-name="P1"><text:span text:style-name="T2">plt</text:span>.<text:span text:style-name="T3">close</text:span>()</text:p>
      <text:p text:style-name="P5"/>
      <text:p text:style-name="P1"><text:span text:style-name="T3">generate_chart</text:span>(<text:span text:style-name="T4">data</text:span>, <text:span text:style-name="T8">'pie_chart.png'</text:span>)</text:p>
      <text:p text:style-name="P1"><text:span text:style-name="T3">generate_chart</text:span>(<text:span text:style-name="T4">data1</text:span>, <text:span text:style-name="T8">'pie_chart1.png'</text:span>)</text:p>
      <text:p text:style-name="P1"><text:span text:style-name="T3">generate_chart</text:span>(<text:span text:style-name="T4">data2</text:span>, <text:span text:style-name="T8">'pie_chart2.png'</text:span>)</text:p>
      <text:p text:style-name="P5"/>
      <text:p text:style-name="P1"><text:span text:style-name="T1">return</text:span> <text:span text:style-name="T3">render_template</text:span>(<text:span text:style-name="T8">'piechart.html'</text:span>)</text:p>
      <text:p text:style-name="P5"/>
      <text:p text:style-name="P1"><text:span text:style-name="T3">@</text:span><text:span text:style-name="T4">app</text:span><text:span text:style-name="T3">.route</text:span>(<text:span text:style-name="T8">'/reasonpiechart'</text:span>)</text:p>
      <text:p text:style-name="P1"><text:span text:style-name="T7">def</text:span> <text:span text:style-name="T3">generate_reason_pie_chart</text:span>():</text:p>
      <text:p text:style-name="P1"><text:span text:style-name="T7">def</text:span> <text:span text:style-name="T3">fetch_data</text:span>():</text:p>
      <text:p text:style-name="P1"><text:span text:style-name="T4">conn</text:span> <text:span text:style-name="T5">=</text:span> <text:span text:style-name="T3">get_db_connection</text:span>()</text:p>
      <text:p text:style-name="P1"><text:soft-page-break/><text:span text:style-name="T4">cursor</text:span> <text:span text:style-name="T5">=</text:span> <text:span text:style-name="T4">conn</text:span>.<text:span text:style-name="T3">cursor</text:span>()</text:p>
      <text:p text:style-name="P1"><text:span text:style-name="T4">cursor</text:span>.<text:span text:style-name="T3">execute</text:span>(<text:span text:style-name="T8">"SELECT reason_for_uneducated FROM detail where reason_for_uneducated &lt;&gt; '0' "</text:span>)</text:p>
      <text:p text:style-name="P1"><text:span text:style-name="T4">data</text:span> <text:span text:style-name="T5">=</text:span> <text:span text:style-name="T4">cursor</text:span>.<text:span text:style-name="T3">fetchall</text:span>()</text:p>
      <text:p text:style-name="P1"><text:span text:style-name="T4">cursor</text:span>.<text:span text:style-name="T3">execute</text:span>(<text:span text:style-name="T8">"SELECT reason_for_unemployment from detail where reason_for_unemployment &lt;&gt; '0'"</text:span>)</text:p>
      <text:p text:style-name="P1"><text:span text:style-name="T4">data1</text:span> <text:span text:style-name="T5">=</text:span> <text:span text:style-name="T4">cursor</text:span>.<text:span text:style-name="T3">fetchall</text:span>()</text:p>
      <text:p text:style-name="P1"><text:span text:style-name="T4">cursor</text:span>.<text:span text:style-name="T3">execute</text:span>(<text:span text:style-name="T8">"SELECT reason_for_abroad from detail where reason_for_abroad &lt;&gt; '0'"</text:span>)</text:p>
      <text:p text:style-name="P1"><text:span text:style-name="T4">data2</text:span> <text:span text:style-name="T5">=</text:span> <text:span text:style-name="T4">cursor</text:span>.<text:span text:style-name="T3">fetchall</text:span>()</text:p>
      <text:p text:style-name="P1"><text:span text:style-name="T4">cursor</text:span>.<text:span text:style-name="T3">close</text:span>()</text:p>
      <text:p text:style-name="P1"><text:span text:style-name="T4">conn</text:span>.<text:span text:style-name="T3">close</text:span>()</text:p>
      <text:p text:style-name="P1"><text:span text:style-name="T1">return</text:span> <text:span text:style-name="T4">data</text:span>, <text:span text:style-name="T4">data1</text:span>, <text:span text:style-name="T4">data2</text:span></text:p>
      <text:p text:style-name="P5"/>
      <text:p text:style-name="P1"><text:span text:style-name="T4">data</text:span>, <text:span text:style-name="T4">data1</text:span>, <text:span text:style-name="T4">data2</text:span> <text:span text:style-name="T5">=</text:span> <text:span text:style-name="T3">fetch_data</text:span>()</text:p>
      <text:p text:style-name="P1"><text:span text:style-name="T7">def</text:span> <text:span text:style-name="T3">generate_chart</text:span>(<text:span text:style-name="T4">data</text:span>, <text:span text:style-name="T4">filename</text:span>):</text:p>
      <text:p text:style-name="P1"><text:span text:style-name="T4">counts</text:span> <text:span text:style-name="T5">=</text:span> {}</text:p>
      <text:p text:style-name="P1"><text:span text:style-name="T1">for</text:span> <text:span text:style-name="T4">row</text:span> <text:span text:style-name="T1">in</text:span> <text:span text:style-name="T4">data</text:span>:</text:p>
      <text:p text:style-name="P1"><text:span text:style-name="T4">key</text:span> <text:span text:style-name="T5">=</text:span> <text:span text:style-name="T4">row</text:span>[<text:span text:style-name="T6">0</text:span>]</text:p>
      <text:p text:style-name="P1"><text:span text:style-name="T4">counts</text:span>[<text:span text:style-name="T4">key</text:span>] <text:span text:style-name="T5">=</text:span> <text:span text:style-name="T4">counts</text:span>.<text:span text:style-name="T3">get</text:span>(<text:span text:style-name="T4">key</text:span>, <text:span text:style-name="T6">0</text:span>) <text:span text:style-name="T5">+</text:span> <text:span text:style-name="T6">1</text:span></text:p>
      <text:p text:style-name="P5"/>
      <text:p text:style-name="P1"><text:span text:style-name="T4">labels</text:span> <text:span text:style-name="T5">=</text:span> <text:span text:style-name="T4">counts</text:span>.<text:span text:style-name="T3">keys</text:span>()</text:p>
      <text:p text:style-name="P1"><text:span text:style-name="T4">sizes</text:span> <text:span text:style-name="T5">=</text:span> <text:span text:style-name="T4">counts</text:span>.<text:span text:style-name="T3">values</text:span>()</text:p>
      <text:p text:style-name="P5"/>
      <text:p text:style-name="P1"><text:span text:style-name="T2">plt</text:span>.<text:span text:style-name="T3">figure</text:span>(<text:span text:style-name="T4">figsize</text:span><text:span text:style-name="T5">=</text:span>(<text:span text:style-name="T6">8</text:span>, <text:span text:style-name="T6">6</text:span>))</text:p>
      <text:p text:style-name="P1"><text:span text:style-name="T2">plt</text:span>.<text:span text:style-name="T3">pie</text:span>(<text:span text:style-name="T4">sizes</text:span>, <text:span text:style-name="T4">labels</text:span><text:span text:style-name="T5">=</text:span><text:span text:style-name="T4">labels</text:span>, <text:span text:style-name="T4">autopct</text:span><text:span text:style-name="T5">=</text:span><text:span text:style-name="T8">'</text:span><text:span text:style-name="T7">%1.1f%%</text:span><text:span text:style-name="T8">'</text:span>, <text:span text:style-name="T4">startangle</text:span><text:span text:style-name="T5">=</text:span><text:span text:style-name="T6">140</text:span>)</text:p>
      <text:p text:style-name="P1"><text:span text:style-name="T2">plt</text:span>.<text:span text:style-name="T3">axis</text:span>(<text:span text:style-name="T8">'equal'</text:span>)</text:p>
      <text:p text:style-name="P1"><text:span text:style-name="T2">plt</text:span>.<text:span text:style-name="T3">savefig</text:span>(<text:span text:style-name="T7">f</text:span><text:span text:style-name="T8">'static/</text:span><text:span text:style-name="T7">{</text:span><text:span text:style-name="T4">filename</text:span><text:span text:style-name="T7">}</text:span><text:span text:style-name="T8">'</text:span>)</text:p>
      <text:p text:style-name="P1"><text:span text:style-name="T2">plt</text:span>.<text:span text:style-name="T3">close</text:span>()</text:p>
      <text:p text:style-name="P5"/>
      <text:p text:style-name="P1"><text:span text:style-name="T3">generate_chart</text:span>(<text:span text:style-name="T4">data</text:span>, <text:span text:style-name="T8">'pie_chart3.png'</text:span>)</text:p>
      <text:p text:style-name="P1"><text:span text:style-name="T3">generate_chart</text:span>(<text:span text:style-name="T4">data1</text:span>, <text:span text:style-name="T8">'pie_chart4.png'</text:span>)</text:p>
      <text:p text:style-name="P1"><text:span text:style-name="T3">generate_chart</text:span>(<text:span text:style-name="T4">data2</text:span>, <text:span text:style-name="T8">'pie_chart5.png'</text:span>)</text:p>
      <text:p text:style-name="P5"/>
      <text:p text:style-name="P1"><text:span text:style-name="T1">return</text:span> <text:span text:style-name="T3">render_template</text:span>(<text:span text:style-name="T8">'reasonpiechart.html'</text:span>)</text:p>
      <text:p text:style-name="P5"/>
      <text:p text:style-name="P1"><text:span text:style-name="T3">@</text:span><text:span text:style-name="T4">app</text:span><text:span text:style-name="T3">.route</text:span>(<text:span text:style-name="T8">'/messagesubmit'</text:span>, <text:span text:style-name="T4">methods</text:span><text:span text:style-name="T5">=</text:span>[<text:span text:style-name="T8">'GET'</text:span>,<text:span text:style-name="T8">'POST'</text:span>])</text:p>
      <text:p text:style-name="P1"><text:span text:style-name="T7">def</text:span> <text:span text:style-name="T3">meesagesubmit</text:span>():</text:p>
      <text:p text:style-name="P1"><text:span text:style-name="T4">subject</text:span><text:span text:style-name="T5">=</text:span><text:span text:style-name="T4">request</text:span>.<text:span text:style-name="T4">form</text:span>.<text:span text:style-name="T3">get</text:span>(<text:span text:style-name="T8">'subject'</text:span>)</text:p>
      <text:p text:style-name="P1"><text:span text:style-name="T4">message</text:span><text:span text:style-name="T5">=</text:span><text:span text:style-name="T4">request</text:span>.<text:span text:style-name="T4">form</text:span>.<text:span text:style-name="T3">get</text:span>(<text:span text:style-name="T8">'message'</text:span>)</text:p>
      <text:p text:style-name="P1"><text:span text:style-name="T4">userid</text:span><text:span text:style-name="T5">=</text:span><text:span text:style-name="T4">session</text:span>[<text:span text:style-name="T8">'user_id'</text:span>]</text:p>
      <text:p text:style-name="P1"><text:span text:style-name="T4">username</text:span><text:span text:style-name="T5">=</text:span><text:span text:style-name="T4">session</text:span>[<text:span text:style-name="T8">'username'</text:span>]</text:p>
      <text:p text:style-name="P1"><text:span text:style-name="T1">try</text:span>:</text:p>
      <text:p text:style-name="P1"><text:span text:style-name="T1">with</text:span> <text:span text:style-name="T3">get_db_connection</text:span>() <text:span text:style-name="T1">as</text:span> <text:span text:style-name="T4">conn</text:span>:</text:p>
      <text:p text:style-name="P1"><text:span text:style-name="T1">with</text:span> <text:span text:style-name="T4">conn</text:span>.<text:span text:style-name="T3">cursor</text:span>() <text:span text:style-name="T1">as</text:span> <text:span text:style-name="T4">cursor</text:span>:</text:p>
      <text:p text:style-name="P1"><text:span text:style-name="T4">cursor</text:span>.<text:span text:style-name="T3">execute</text:span>(<text:span text:style-name="T8">"""INSERT INTO message(subject, message, user_id,username)</text:span></text:p>
      <text:p text:style-name="P1"><text:span text:style-name="T8">VALUES (</text:span><text:span text:style-name="T7">%s</text:span><text:span text:style-name="T8">, </text:span><text:span text:style-name="T7">%s</text:span><text:span text:style-name="T8">, </text:span><text:span text:style-name="T7">%s</text:span><text:span text:style-name="T8">, </text:span><text:span text:style-name="T7">%s</text:span><text:span text:style-name="T8">)"""</text:span></text:p>
      <text:p text:style-name="P1">, (<text:span text:style-name="T4">subject</text:span>, <text:span text:style-name="T4">message</text:span>, <text:span text:style-name="T4">userid</text:span>,<text:span text:style-name="T4">username</text:span>))</text:p>
      <text:p text:style-name="P1"><text:span text:style-name="T4">conn</text:span>.<text:span text:style-name="T3">commit</text:span>()</text:p>
      <text:p text:style-name="P1"><text:span text:style-name="T1">return</text:span> <text:span text:style-name="T3">redirect</text:span>(<text:span text:style-name="T8">'/home'</text:span>)</text:p>
      <text:p text:style-name="P1"><text:span text:style-name="T1">except</text:span> <text:span text:style-name="T2">Exception</text:span> <text:span text:style-name="T1">as</text:span> <text:span text:style-name="T4">e</text:span>:</text:p>
      <text:p text:style-name="P1"><text:span text:style-name="T1">return</text:span> <text:span text:style-name="T3">render_template</text:span>(<text:span text:style-name="T8">'error.html'</text:span>, <text:span text:style-name="T4">info</text:span><text:span text:style-name="T5">=</text:span><text:span text:style-name="T2">str</text:span>(<text:span text:style-name="T4">e</text:span>)) </text:p>
      <text:p text:style-name="P5"><text:soft-page-break/></text:p>
      <text:p text:style-name="P1"><text:span text:style-name="T3">@</text:span><text:span text:style-name="T4">app</text:span><text:span text:style-name="T3">.route</text:span>(<text:span text:style-name="T8">'/datasummary'</text:span>)</text:p>
      <text:p text:style-name="P1"><text:span text:style-name="T7">def</text:span> <text:span text:style-name="T3">datasummary</text:span>():</text:p>
      <text:p text:style-name="P1"><text:span text:style-name="T1">try</text:span>:</text:p>
      <text:p text:style-name="P1"><text:span text:style-name="T1">with</text:span> <text:span text:style-name="T3">get_db_connection</text:span>() <text:span text:style-name="T1">as</text:span> <text:span text:style-name="T4">conn</text:span>:</text:p>
      <text:p text:style-name="P1"><text:span text:style-name="T1">with</text:span> <text:span text:style-name="T4">conn</text:span>.<text:span text:style-name="T3">cursor</text:span>() <text:span text:style-name="T1">as</text:span> <text:span text:style-name="T4">cursor</text:span>:</text:p>
      <text:p text:style-name="P1"><text:span text:style-name="T4">cursor</text:span>.<text:span text:style-name="T3">execute</text:span>(<text:span text:style-name="T8">"SELECT count(*) FROM detail WHERE abroad='yes'"</text:span>)</text:p>
      <text:p text:style-name="P1"><text:span text:style-name="T4">abroad</text:span> <text:span text:style-name="T5">=</text:span> <text:span text:style-name="T4">cursor</text:span>.<text:span text:style-name="T3">fetchone</text:span>()[<text:span text:style-name="T6">0</text:span>]</text:p>
      <text:p text:style-name="P1"><text:span text:style-name="T4">cursor</text:span>.<text:span text:style-name="T3">execute</text:span>(<text:span text:style-name="T8">"SELECT count(id_no) FROM detail"</text:span>)</text:p>
      <text:p text:style-name="P1"><text:span text:style-name="T4">total</text:span><text:span text:style-name="T5">=</text:span><text:span text:style-name="T4">cursor</text:span>.<text:span text:style-name="T3">fetchone</text:span>()[<text:span text:style-name="T6">0</text:span>]</text:p>
      <text:p text:style-name="P1"><text:span text:style-name="T4">cursor</text:span>.<text:span text:style-name="T3">execute</text:span>(<text:span text:style-name="T8">"SELECT count(*) FROM detail WHERE employeed='unemployed'"</text:span>)</text:p>
      <text:p text:style-name="P1"><text:span text:style-name="T4">unemployeed</text:span> <text:span text:style-name="T5">=</text:span> <text:span text:style-name="T4">cursor</text:span>.<text:span text:style-name="T3">fetchone</text:span>()[<text:span text:style-name="T6">0</text:span>]</text:p>
      <text:p text:style-name="P1"><text:span text:style-name="T4">cursor</text:span>.<text:span text:style-name="T3">execute</text:span>(<text:span text:style-name="T8">"SELECT count(*) FROM detail WHERE education='Illiterate'"</text:span>)</text:p>
      <text:p text:style-name="P1"><text:span text:style-name="T4">uneducated</text:span> <text:span text:style-name="T5">=</text:span> <text:span text:style-name="T4">cursor</text:span>.<text:span text:style-name="T3">fetchone</text:span>()[<text:span text:style-name="T6">0</text:span>]</text:p>
      <text:p text:style-name="P1"><text:span text:style-name="T4">literacy</text:span><text:span text:style-name="T5">=</text:span>(<text:span text:style-name="T4">uneducated</text:span><text:span text:style-name="T5">/</text:span><text:span text:style-name="T4">total</text:span>)<text:span text:style-name="T5">*</text:span><text:span text:style-name="T6">100</text:span></text:p>
      <text:p text:style-name="P5"/>
      <text:p text:style-name="P1"><text:span text:style-name="T1">return</text:span> <text:span text:style-name="T3">render_template</text:span>(<text:span text:style-name="T8">'datasummary.html'</text:span>,<text:span text:style-name="T4">abroad</text:span><text:span text:style-name="T5">=</text:span><text:span text:style-name="T4">abroad</text:span>,<text:span text:style-name="T4">unemployeed</text:span><text:span text:style-name="T5">=</text:span><text:span text:style-name="T4">unemployeed</text:span>,<text:span text:style-name="T4">uneducated</text:span><text:span text:style-name="T5">=</text:span><text:span text:style-name="T4">uneducated</text:span>,<text:span text:style-name="T4">literacy</text:span><text:span text:style-name="T5">=</text:span><text:span text:style-name="T4">literacy</text:span>)</text:p>
      <text:p text:style-name="P1"><text:span text:style-name="T1">except</text:span> <text:span text:style-name="T2">Exception</text:span> <text:span text:style-name="T1">as</text:span> <text:span text:style-name="T4">e</text:span>:</text:p>
      <text:p text:style-name="P1"><text:span text:style-name="T1">return</text:span> <text:span text:style-name="T3">render_template</text:span>(<text:span text:style-name="T8">"error.html"</text:span> ,<text:span text:style-name="T4">info</text:span><text:span text:style-name="T5">=</text:span><text:span text:style-name="T2">str</text:span>(<text:span text:style-name="T4">e</text:span>))</text:p>
      <text:p text:style-name="P1"><text:span text:style-name="T3">@</text:span><text:span text:style-name="T4">app</text:span><text:span text:style-name="T3">.route</text:span>(<text:span text:style-name="T8">'/messageview'</text:span>,<text:span text:style-name="T4">methods</text:span><text:span text:style-name="T5">=</text:span>[<text:span text:style-name="T8">'Get'</text:span>,<text:span text:style-name="T8">'POST'</text:span>])</text:p>
      <text:p text:style-name="P1"><text:span text:style-name="T7">def</text:span> <text:span text:style-name="T3">messagedview</text:span>():</text:p>
      <text:p text:style-name="P1"><text:span text:style-name="T1">try</text:span>:</text:p>
      <text:p text:style-name="P1"><text:span text:style-name="T1">with</text:span> <text:span text:style-name="T3">get_db_connection</text:span>() <text:span text:style-name="T1">as</text:span> <text:span text:style-name="T4">conn</text:span>:</text:p>
      <text:p text:style-name="P1"><text:span text:style-name="T1">with</text:span> <text:span text:style-name="T4">conn</text:span>.<text:span text:style-name="T3">cursor</text:span>() <text:span text:style-name="T1">as</text:span> <text:span text:style-name="T4">cursor</text:span>:</text:p>
      <text:p text:style-name="P1"><text:span text:style-name="T4">cursor</text:span>.<text:span text:style-name="T3">execute</text:span>(<text:span text:style-name="T8">"Select * from message"</text:span>)</text:p>
      <text:p text:style-name="P1"><text:span text:style-name="T4">items</text:span><text:span text:style-name="T5">=</text:span><text:span text:style-name="T4">cursor</text:span>.<text:span text:style-name="T3">fetchall</text:span>()</text:p>
      <text:p text:style-name="P1"><text:span text:style-name="T1">return</text:span> <text:span text:style-name="T3">render_template</text:span>(<text:span text:style-name="T8">'messageview.html'</text:span>,<text:span text:style-name="T4">items</text:span><text:span text:style-name="T5">=</text:span><text:span text:style-name="T4">items</text:span>)</text:p>
      <text:p text:style-name="P1"><text:span text:style-name="T1">except</text:span> <text:span text:style-name="T2">Exception</text:span> <text:span text:style-name="T1">as</text:span> <text:span text:style-name="T4">e</text:span>:</text:p>
      <text:p text:style-name="P1"><text:span text:style-name="T1">return</text:span> <text:span text:style-name="T3">render_template</text:span>(<text:span text:style-name="T8">"error.html"</text:span> ,<text:span text:style-name="T4">info</text:span><text:span text:style-name="T5">=</text:span><text:span text:style-name="T2">str</text:span>(<text:span text:style-name="T4">e</text:span>))</text:p>
      <text:p text:style-name="P5"/>
      <text:p text:style-name="P1"><text:span text:style-name="T3">@</text:span><text:span text:style-name="T4">app</text:span><text:span text:style-name="T3">.route</text:span>(<text:span text:style-name="T8">"/logout"</text:span>,<text:span text:style-name="T4">methods</text:span><text:span text:style-name="T5">=</text:span>[<text:span text:style-name="T8">'POST'</text:span>])</text:p>
      <text:p text:style-name="P1"><text:span text:style-name="T7">def</text:span> <text:span text:style-name="T3">logout</text:span>():</text:p>
      <text:p text:style-name="P1"><text:span text:style-name="T4">session</text:span>.<text:span text:style-name="T3">clear</text:span>()</text:p>
      <text:p text:style-name="P1"><text:span text:style-name="T1">return</text:span> <text:span text:style-name="T3">redirect</text:span>(<text:span text:style-name="T8">"/"</text:span>)</text:p>
      <text:p text:style-name="P5"/>
      <text:p text:style-name="P1"><text:span text:style-name="T1">if</text:span> <text:span text:style-name="T4">__name__</text:span> <text:span text:style-name="T5">==</text:span> <text:span text:style-name="T8">"__main__"</text:span>:</text:p>
      <text:p text:style-name="P1"><text:span text:style-name="T4">app</text:span>.<text:span text:style-name="T3">run</text:span>(<text:span text:style-name="T4">debug</text:span><text:span text:style-name="T5">=</text:span><text:span text:style-name="T7">True</text:span> , <text:span text:style-name="T4">host</text:span><text:span text:style-name="T5">=</text:span><text:span text:style-name="T8">'0.0.0.0'</text:span>)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7:10:15.368956980</meta:creation-date>
    <dc:date>2024-05-21T17:11:00.474250922</dc:date>
    <meta:editing-duration>PT45S</meta:editing-duration>
    <meta:editing-cycles>1</meta:editing-cycles>
    <meta:document-statistic meta:table-count="0" meta:image-count="0" meta:object-count="0" meta:page-count="12" meta:paragraph-count="532" meta:word-count="1742" meta:character-count="17191" meta:non-whitespace-character-count="15950"/>
    <meta:generator>LibreOffice/7.3.7.2$Linux_X86_64 LibreOffice_project/30$Build-2</meta:generator>
  </office:meta>
</office:document-meta>
</file>